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31cm"/>
    </style:style>
    <style:style style:name="co2" style:family="table-column">
      <style:table-column-properties fo:break-before="auto" style:column-width="10.257cm"/>
    </style:style>
    <style:style style:name="co3" style:family="table-column">
      <style:table-column-properties fo:break-before="auto" style:column-width="10.252cm"/>
    </style:style>
    <style:style style:name="co4" style:family="table-column">
      <style:table-column-properties fo:break-before="auto" style:column-width="2.267cm"/>
    </style:style>
    <style:style style:name="co5" style:family="table-column">
      <style:table-column-properties fo:break-before="auto" style:column-width="4.46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0.863cm" fo:break-before="auto" style:use-optimal-row-height="false"/>
    </style:style>
    <style:style style:name="ro10" style:family="table-row">
      <style:table-row-properties style:row-height="0.833cm" fo:break-before="auto" style:use-optimal-row-height="false"/>
    </style:style>
    <style:style style:name="ro11" style:family="table-row">
      <style:table-row-properties style:row-height="0.672cm" fo:break-before="auto" style:use-optimal-row-height="false"/>
    </style:style>
    <style:style style:name="ro12" style:family="table-row">
      <style:table-row-properties style:row-height="0.891cm" fo:break-before="auto" style:use-optimal-row-height="false"/>
    </style:style>
    <style:style style:name="ro13" style:family="table-row">
      <style:table-row-properties style:row-height="2.953cm" fo:break-before="auto" style:use-optimal-row-height="false"/>
    </style:style>
    <style:style style:name="ro14" style:family="table-row">
      <style:table-row-properties style:row-height="2.817cm" fo:break-before="auto" style:use-optimal-row-height="true"/>
    </style:style>
    <style:style style:name="ro15" style:family="table-row">
      <style:table-row-properties style:row-height="5.186cm" fo:break-before="auto" style:use-optimal-row-height="true"/>
    </style:style>
    <style:style style:name="ro16" style:family="table-row">
      <style:table-row-properties style:row-height="0.788cm" fo:break-before="auto" style:use-optimal-row-height="false"/>
    </style:style>
    <style:style style:name="ro17" style:family="table-row">
      <style:table-row-properties style:row-height="2.422cm" fo:break-before="auto" style:use-optimal-row-height="true"/>
    </style:style>
    <style:style style:name="ro18" style:family="table-row">
      <style:table-row-properties style:row-height="0.716cm" fo:break-before="auto" style:use-optimal-row-height="false"/>
    </style:style>
    <style:style style:name="ro19" style:family="table-row">
      <style:table-row-properties style:row-height="0.774cm" fo:break-before="auto" style:use-optimal-row-height="false"/>
    </style:style>
    <style:style style:name="ro20" style:family="table-row">
      <style:table-row-properties style:row-height="2.032cm" fo:break-before="auto" style:use-optimal-row-height="true"/>
    </style:style>
    <style:style style:name="ro21" style:family="table-row">
      <style:table-row-properties style:row-height="2.427cm" fo:break-before="auto" style:use-optimal-row-height="true"/>
    </style:style>
    <style:style style:name="ro22" style:family="table-row">
      <style:table-row-properties style:row-height="3.538cm" fo:break-before="auto" style:use-optimal-row-height="false"/>
    </style:style>
    <style:style style:name="ro23" style:family="table-row">
      <style:table-row-properties style:row-height="3.071cm" fo:break-before="auto" style:use-optimal-row-height="false"/>
    </style:style>
    <style:style style:name="ro24" style:family="table-row">
      <style:table-row-properties style:row-height="0.993cm" fo:break-before="auto" style:use-optimal-row-height="false"/>
    </style:style>
    <style:style style:name="ro25" style:family="table-row">
      <style:table-row-properties style:row-height="0.907cm" fo:break-before="auto" style:use-optimal-row-height="false"/>
    </style:style>
    <style:style style:name="ro26" style:family="table-row">
      <style:table-row-properties style:row-height="0.965cm" fo:break-before="auto" style:use-optimal-row-height="false"/>
    </style:style>
    <style:style style:name="ro27" style:family="table-row">
      <style:table-row-properties style:row-height="1.272cm" fo:break-before="auto" style:use-optimal-row-height="false"/>
    </style:style>
    <style:style style:name="ro28" style:family="table-row">
      <style:table-row-properties style:row-height="1.3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1" table:default-cell-style-name="Default"/>
        <table:table-column table:style-name="co2" table:default-cell-style-name="ce2"/>
        <table:table-column table:style-name="co3" table:default-cell-style-name="ce4"/>
        <table:table-row table:style-name="ro1">
          <table:table-cell table:style-name="ce1" office:value-type="string">
            <text:p>Key</text:p>
          </table:table-cell>
          <table:table-cell table:style-name="ce1" office:value-type="string">
            <text:p>Source</text:p>
          </table:table-cell>
          <table:table-cell table:style-name="ce3"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text:s/>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number-columns-repeated="2"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text:s/>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text:s/>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text:s/>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text:s/>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text:s/>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text:s/>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table:number-columns-repeated="2" office:value-type="string">
            <text:p>DEBUG: error, cannot find {entity} anywhere!</text:p>
          </table:table-cell>
        </table:table-row>
        <table:table-row table:style-name="ro2">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table:number-columns-repeated="2"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2">
          <table:table-cell office:value-type="string">
            <text:p>Other-on_movement_events-859bba63</text:p>
          </table:table-cell>
          <table:table-cell office:value-type="string">
            <text:p><text:s/>Ho messo la nota della prima personaggia alla fermata del bus.</text:p>
          </table:table-cell>
          <table:table-cell office:value-type="string">
            <text:p>I put the note of the first character at the bus stop.</text:p>
          </table:table-cell>
        </table:table-row>
        <table:table-row table:style-name="ro2">
          <table:table-cell office:value-type="string">
            <text:p>Other-on_movement_events-03f4c4cc</text:p>
          </table:table-cell>
          <table:table-cell office:value-type="string">
            <text:p><text:s/>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text:s/>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text:s/>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text:s/>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2">
          <table:table-cell office:value-type="string">
            <text:p>CommonCharactersFunctions-randomizer_png_location-6a1d170f</text:p>
          </table:table-cell>
          <table:table-cell office:value-type="string">
            <text:p><text:s/>&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2">
          <table:table-cell office:value-type="string">
            <text:p>CommonCharactersFunctions-randomizer_png_location-a925c878</text:p>
          </table:table-cell>
          <table:table-cell office:value-type="string">
            <text:p><text:s/>&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text:s/>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text:s/>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text:s/>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text:s/>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text:s/>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text:s/>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text:s/>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text:s/>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text:s/>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text:s/>???: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4">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4">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4">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4">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4">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5">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4">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5">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4">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4">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4">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4">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table:number-columns-repeated="2" office:value-type="string">
            <text:p>third_character_feedback</text:p>
          </table:table-cell>
        </table:table-row>
        <table:table-row table:style-name="ro1">
          <table:table-cell office:value-type="string">
            <text:p>MentorStorylets-fourth_character_feedback-33f268b2</text:p>
          </table:table-cell>
          <table:table-cell table:number-columns-repeated="2" office:value-type="string">
            <text:p>fourth_character_feedback</text:p>
          </table:table-cell>
        </table:table-row>
        <table:table-row table:style-name="ro1">
          <table:table-cell office:value-type="string">
            <text:p>MentorStorylets-fifth_character_feedback-c425da2b</text:p>
          </table:table-cell>
          <table:table-cell table:number-columns-repeated="2" office:value-type="string">
            <text:p>fifth_character_feedback</text:p>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text:s/>&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4">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4">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4">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4">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4">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table:table-row>
        <table:table-row table:style-name="ro1">
          <table:table-cell office:value-type="string">
            <text:p>StoryManagement-lowercaseTranslator-f37052ec</text:p>
          </table:table-cell>
          <table:table-cell office:value-type="string">
            <text:p>Triangolo</text:p>
          </table:table-cell>
          <table:table-cell/>
        </table:table-row>
        <table:table-row table:style-name="ro1">
          <table:table-cell office:value-type="string">
            <text:p>StoryManagement-lowercaseTranslator-6d244675</text:p>
          </table:table-cell>
          <table:table-cell office:value-type="string">
            <text:p>Orchestra</text:p>
          </table:table-cell>
          <table:table-cell/>
        </table:table-row>
        <table:table-row table:style-name="ro1">
          <table:table-cell office:value-type="string">
            <text:p>StoryManagement-lowercaseTranslator-407a4cfb</text:p>
          </table:table-cell>
          <table:table-cell office:value-type="string">
            <text:p>Flauto Dolce</text:p>
          </table:table-cell>
          <table:table-cell/>
        </table:table-row>
        <table:table-row table:style-name="ro1">
          <table:table-cell office:value-type="string">
            <text:p>StoryManagement-lowercaseTranslator-00c5e744</text:p>
          </table:table-cell>
          <table:table-cell office:value-type="string">
            <text:p>Ocarina</text:p>
          </table:table-cell>
          <table:table-cell/>
        </table:table-row>
        <table:table-row table:style-name="ro1">
          <table:table-cell office:value-type="string">
            <text:p>StoryManagement-lowercaseTranslator-b1e2a5be</text:p>
          </table:table-cell>
          <table:table-cell office:value-type="string">
            <text:p>Violino</text:p>
          </table:table-cell>
          <table:table-cell/>
        </table:table-row>
        <table:table-row table:style-name="ro1">
          <table:table-cell office:value-type="string">
            <text:p>StoryManagement-lowercaseTranslator-3387cabf</text:p>
          </table:table-cell>
          <table:table-cell office:value-type="string">
            <text:p>il Riccio</text:p>
          </table:table-cell>
          <table:table-cell/>
        </table:table-row>
        <table:table-row table:style-name="ro1">
          <table:table-cell office:value-type="string">
            <text:p>StoryManagement-lowercaseTranslator-ac7af1b6</text:p>
          </table:table-cell>
          <table:table-cell office:value-type="string">
            <text:p>il Grizzly</text:p>
          </table:table-cell>
          <table:table-cell/>
        </table:table-row>
        <table:table-row table:style-name="ro1">
          <table:table-cell office:value-type="string">
            <text:p>StoryManagement-lowercaseTranslator-32c094df</text:p>
          </table:table-cell>
          <table:table-cell office:value-type="string">
            <text:p>il Lupo</text:p>
          </table:table-cell>
          <table:table-cell/>
        </table:table-row>
        <table:table-row table:style-name="ro1">
          <table:table-cell office:value-type="string">
            <text:p>StoryManagement-lowercaseTranslator-cba863ef</text:p>
          </table:table-cell>
          <table:table-cell office:value-type="string">
            <text:p>il Delfino</text:p>
          </table:table-cell>
          <table:table-cell/>
        </table:table-row>
        <table:table-row table:style-name="ro1">
          <table:table-cell office:value-type="string">
            <text:p>StoryManagement-lowercaseTranslator-794ae4c6</text:p>
          </table:table-cell>
          <table:table-cell office:value-type="string">
            <text:p>il Capibara</text:p>
          </table:table-cell>
          <table:table-cell/>
        </table:table-row>
        <table:table-row table:style-name="ro1">
          <table:table-cell office:value-type="string">
            <text:p>StoryManagement-lowercaseTranslator-f8857a9c</text:p>
          </table:table-cell>
          <table:table-cell office:value-type="string">
            <text:p>il Corvo</text:p>
          </table:table-cell>
          <table:table-cell/>
        </table:table-row>
        <table:table-row table:style-name="ro1">
          <table:table-cell office:value-type="string">
            <text:p>StoryManagement-lowercaseTranslator-f9e32643</text:p>
          </table:table-cell>
          <table:table-cell office:value-type="string">
            <text:p>il Empty</text:p>
          </table:table-cell>
          <table:table-cell/>
        </table:table-row>
        <table:table-row table:style-name="ro1">
          <table:table-cell office:value-type="string">
            <text:p>StoryManagement-lowercaseTranslator-c0caa782</text:p>
          </table:table-cell>
          <table:table-cell office:value-type="string">
            <text:p>il Consapevole</text:p>
          </table:table-cell>
          <table:table-cell/>
        </table:table-row>
        <table:table-row table:style-name="ro1">
          <table:table-cell office:value-type="string">
            <text:p>StoryManagement-lowercaseTranslator-a3c57ef7</text:p>
          </table:table-cell>
          <table:table-cell office:value-type="string">
            <text:p>il Guarente</text:p>
          </table:table-cell>
          <table:table-cell/>
        </table:table-row>
        <table:table-row table:style-name="ro1">
          <table:table-cell office:value-type="string">
            <text:p>StoryManagement-lowercaseTranslator-8cc46814</text:p>
          </table:table-cell>
          <table:table-cell office:value-type="string">
            <text:p>il Socievole</text:p>
          </table:table-cell>
          <table:table-cell/>
        </table:table-row>
        <table:table-row table:style-name="ro1">
          <table:table-cell office:value-type="string">
            <text:p>StoryManagement-lowercaseTranslator-aa497733</text:p>
          </table:table-cell>
          <table:table-cell office:value-type="string">
            <text:p>il Terrorizzato</text:p>
          </table:table-cell>
          <table:table-cell/>
        </table:table-row>
        <table:table-row table:style-name="ro1">
          <table:table-cell office:value-type="string">
            <text:p>StoryManagement-lowercaseTranslator-2d991415</text:p>
          </table:table-cell>
          <table:table-cell office:value-type="string">
            <text:p>l'Abbandonato</text:p>
          </table:table-cell>
          <table:table-cell/>
        </table:table-row>
        <table:table-row table:style-name="ro1">
          <table:table-cell office:value-type="string">
            <text:p>StoryManagement-lowercaseTranslator-94c05b89</text:p>
          </table:table-cell>
          <table:table-cell office:value-type="string">
            <text:p>l'Arrabbiato</text:p>
          </table:table-cell>
          <table:table-cell/>
        </table:table-row>
        <table:table-row table:style-name="ro1">
          <table:table-cell office:value-type="string">
            <text:p>StoryManagement-lowercaseTranslator-02d088b6</text:p>
          </table:table-cell>
          <table:table-cell office:value-type="string">
            <text:p>la Mondatrice</text:p>
          </table:table-cell>
          <table:table-cell/>
        </table:table-row>
        <table:table-row table:style-name="ro1">
          <table:table-cell office:value-type="string">
            <text:p>StoryManagement-lowercaseTranslator-121ccf4e</text:p>
          </table:table-cell>
          <table:table-cell office:value-type="string">
            <text:p>la Mentore</text:p>
          </table:table-cell>
          <table:table-cell/>
        </table:table-row>
        <table:table-row table:style-name="ro1">
          <table:table-cell office:value-type="string">
            <text:p>StoryManagement-uppercaseTranslator-26edc60b</text:p>
          </table:table-cell>
          <table:table-cell office:value-type="string">
            <text:p>Chitarra</text:p>
          </table:table-cell>
          <table:table-cell/>
        </table:table-row>
        <table:table-row table:style-name="ro1">
          <table:table-cell office:value-type="string">
            <text:p>StoryManagement-uppercaseTranslator-f37052ec</text:p>
          </table:table-cell>
          <table:table-cell office:value-type="string">
            <text:p>Triangolo</text:p>
          </table:table-cell>
          <table:table-cell/>
        </table:table-row>
        <table:table-row table:style-name="ro1">
          <table:table-cell office:value-type="string">
            <text:p>StoryManagement-uppercaseTranslator-6d244675</text:p>
          </table:table-cell>
          <table:table-cell office:value-type="string">
            <text:p>Orchestra</text:p>
          </table:table-cell>
          <table:table-cell/>
        </table:table-row>
        <table:table-row table:style-name="ro1">
          <table:table-cell office:value-type="string">
            <text:p>StoryManagement-uppercaseTranslator-407a4cfb</text:p>
          </table:table-cell>
          <table:table-cell office:value-type="string">
            <text:p>Flauto Dolce</text:p>
          </table:table-cell>
          <table:table-cell/>
        </table:table-row>
        <table:table-row table:style-name="ro1">
          <table:table-cell office:value-type="string">
            <text:p>StoryManagement-uppercaseTranslator-00c5e744</text:p>
          </table:table-cell>
          <table:table-cell office:value-type="string">
            <text:p>Ocarina</text:p>
          </table:table-cell>
          <table:table-cell/>
        </table:table-row>
        <table:table-row table:style-name="ro1">
          <table:table-cell office:value-type="string">
            <text:p>StoryManagement-uppercaseTranslator-b1e2a5be</text:p>
          </table:table-cell>
          <table:table-cell office:value-type="string">
            <text:p>Violino</text:p>
          </table:table-cell>
          <table:table-cell/>
        </table:table-row>
        <table:table-row table:style-name="ro1">
          <table:table-cell office:value-type="string">
            <text:p>StoryManagement-uppercaseTranslator-87da377e</text:p>
          </table:table-cell>
          <table:table-cell office:value-type="string">
            <text:p>Riccio</text:p>
          </table:table-cell>
          <table:table-cell/>
        </table:table-row>
        <table:table-row table:style-name="ro1">
          <table:table-cell office:value-type="string">
            <text:p>StoryManagement-uppercaseTranslator-aab193b7</text:p>
          </table:table-cell>
          <table:table-cell office:value-type="string">
            <text:p>Grizzly</text:p>
          </table:table-cell>
          <table:table-cell/>
        </table:table-row>
        <table:table-row table:style-name="ro1">
          <table:table-cell office:value-type="string">
            <text:p>StoryManagement-uppercaseTranslator-47a22850</text:p>
          </table:table-cell>
          <table:table-cell office:value-type="string">
            <text:p>Lupo</text:p>
          </table:table-cell>
          <table:table-cell/>
        </table:table-row>
        <table:table-row table:style-name="ro1">
          <table:table-cell office:value-type="string">
            <text:p>StoryManagement-uppercaseTranslator-c981a73e</text:p>
          </table:table-cell>
          <table:table-cell office:value-type="string">
            <text:p>Delfino</text:p>
          </table:table-cell>
          <table:table-cell/>
        </table:table-row>
        <table:table-row table:style-name="ro1">
          <table:table-cell office:value-type="string">
            <text:p>StoryManagement-uppercaseTranslator-25bad7a4</text:p>
          </table:table-cell>
          <table:table-cell office:value-type="string">
            <text:p>Capibara</text:p>
          </table:table-cell>
          <table:table-cell/>
        </table:table-row>
        <table:table-row table:style-name="ro1">
          <table:table-cell office:value-type="string">
            <text:p>StoryManagement-uppercaseTranslator-0eaef5e4</text:p>
          </table:table-cell>
          <table:table-cell office:value-type="string">
            <text:p>Corvo</text:p>
          </table:table-cell>
          <table:table-cell/>
        </table:table-row>
        <table:table-row table:style-name="ro1">
          <table:table-cell office:value-type="string">
            <text:p>StoryManagement-uppercaseTranslator-440d161c</text:p>
          </table:table-cell>
          <table:table-cell office:value-type="string">
            <text:p>Il Empty</text:p>
          </table:table-cell>
          <table:table-cell/>
        </table:table-row>
        <table:table-row table:style-name="ro1">
          <table:table-cell office:value-type="string">
            <text:p>StoryManagement-uppercaseTranslator-11a7e664</text:p>
          </table:table-cell>
          <table:table-cell office:value-type="string">
            <text:p>Il Consapevole</text:p>
          </table:table-cell>
          <table:table-cell/>
        </table:table-row>
        <table:table-row table:style-name="ro1">
          <table:table-cell office:value-type="string">
            <text:p>StoryManagement-uppercaseTranslator-7ce2a03f</text:p>
          </table:table-cell>
          <table:table-cell office:value-type="string">
            <text:p>Il Guarente</text:p>
          </table:table-cell>
          <table:table-cell/>
        </table:table-row>
        <table:table-row table:style-name="ro1">
          <table:table-cell office:value-type="string">
            <text:p>StoryManagement-uppercaseTranslator-73ba45b0</text:p>
          </table:table-cell>
          <table:table-cell office:value-type="string">
            <text:p>Il Socievole</text:p>
          </table:table-cell>
          <table:table-cell/>
        </table:table-row>
        <table:table-row table:style-name="ro1">
          <table:table-cell office:value-type="string">
            <text:p>StoryManagement-uppercaseTranslator-ce6f59a2</text:p>
          </table:table-cell>
          <table:table-cell office:value-type="string">
            <text:p>Il Terrorizzato</text:p>
          </table:table-cell>
          <table:table-cell/>
        </table:table-row>
        <table:table-row table:style-name="ro1">
          <table:table-cell office:value-type="string">
            <text:p>StoryManagement-uppercaseTranslator-a659e68c</text:p>
          </table:table-cell>
          <table:table-cell office:value-type="string">
            <text:p>L'Abbandonato</text:p>
          </table:table-cell>
          <table:table-cell/>
        </table:table-row>
        <table:table-row table:style-name="ro1">
          <table:table-cell office:value-type="string">
            <text:p>StoryManagement-uppercaseTranslator-72c50337</text:p>
          </table:table-cell>
          <table:table-cell office:value-type="string">
            <text:p>L'Arrabbiato</text:p>
          </table:table-cell>
          <table:table-cell/>
        </table:table-row>
        <table:table-row table:style-name="ro1">
          <table:table-cell office:value-type="string">
            <text:p>StoryManagement-uppercaseTranslator-74350097</text:p>
          </table:table-cell>
          <table:table-cell office:value-type="string">
            <text:p>La Mondatrice</text:p>
          </table:table-cell>
          <table:table-cell/>
        </table:table-row>
        <table:table-row table:style-name="ro1">
          <table:table-cell office:value-type="string">
            <text:p>StoryManagement-uppercaseTranslator-72a850c7</text:p>
          </table:table-cell>
          <table:table-cell office:value-type="string">
            <text:p>Mentore</text:p>
          </table:table-cell>
          <table:table-cell/>
        </table:table-row>
        <table:table-row table:style-name="ro4">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4">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4">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4">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5">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6">
          <table:table-cell office:value-type="string">
            <text:p>Gifts-inkTranslator-8e1c0456</text:p>
          </table:table-cell>
          <table:table-cell office:value-type="string">
            <text:p>&lt;i&gt;Errore: non riesco a capire quante azioni hai a disposizione.&lt;/i&gt;</text:p>
          </table:table-cell>
          <table:table-cell office:value-type="string">
            <text:p>&lt;i&gt;Errore: non riesco a capire quante azioni hai a disposizione.&lt;/i&gt;</text:p>
          </table:table-cell>
        </table:table-row>
        <table:table-row table:style-name="ro1">
          <table:table-cell office:value-type="string">
            <text:p>Gifts-inkTranslator-f3112cb8</text:p>
          </table:table-cell>
          <table:table-cell office:value-type="string">
            <text:p><text:s/>&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office:value-type="string">
            <text:p>FirstCharacter</text:p>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4">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office:value-type="string">
            <text:p>: &lt;i&gt;{charNameOne}&lt;/i&gt;.</text:p>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4">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text:s/>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4">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4">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7">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text:s/>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text:s/>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text:s/>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4">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4">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7">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8">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office:value-type="string">
            <text:p>SecondCharacter</text:p>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9">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0">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11">
          <table:table-cell office:value-type="string">
            <text:p>SecondCharacter-second_story_chech_trigger-4a6b1807</text:p>
          </table:table-cell>
          <table:table-cell office:value-type="string">
            <text:p>Info</text:p>
          </table:table-cell>
          <table:table-cell/>
        </table:table-row>
        <table:table-row table:style-name="ro12">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13">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table:number-columns-repeated="2" office:value-type="string">
            <text:p>: {name}.</text:p>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14">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5">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office:value-type="string">
            <text:p>ThirdCharacter</text:p>
          </table:table-cell>
        </table:table-row>
        <table:table-row table:style-name="ro2">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office:value-type="string">
            <text:p>: {~ Ho bisogno di tempo per me.|Ti spiace tornare tra un po'?|Credo di aver bisogno di silenzio, torna più tardi.}</text:p>
          </table:table-cell>
        </table:table-row>
        <table:table-row table:style-name="ro4">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office:value-type="string">
            <text:p>: {~ Ero sicura di aver visto una farfalla.|Non male questo posto, anche se casa mi manca.|Non son sicura di star capendo tutto di questo luogo.}</text:p>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office:value-type="string">
            <text:p>Ti va di raccontarmi qualcosa di te?</text:p>
          </table:table-cell>
        </table:table-row>
        <table:table-row table:style-name="ro1">
          <table:table-cell office:value-type="string">
            <text:p>ThirdCharacter-talk_with_third_character-6b2a305a</text:p>
          </table:table-cell>
          <table:table-cell office:value-type="string">
            <text:p>Ti vorrei donare questa cosa.</text:p>
          </table:table-cell>
          <table:table-cell office:value-type="string">
            <text:p>Ti vorrei donare questa cosa.</text:p>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office:value-type="string">
            <text:p>Ti va di riscrivere la tua storia con me?</text:p>
          </table:table-cell>
        </table:table-row>
        <table:table-row table:style-name="ro1">
          <table:table-cell office:value-type="string">
            <text:p>ThirdCharacter-talk_with_third_character-04b17f94</text:p>
          </table:table-cell>
          <table:table-cell office:value-type="string">
            <text:p>Riprendiamo quella storia?</text:p>
          </table:table-cell>
          <table:table-cell office:value-type="string">
            <text:p>Riprendiamo quella storia?</text:p>
          </table:table-cell>
        </table:table-row>
        <table:table-row table:style-name="ro1">
          <table:table-cell office:value-type="string">
            <text:p>ThirdCharacter-talk_with_third_character-598d0215</text:p>
          </table:table-cell>
          <table:table-cell office:value-type="string">
            <text:p>Lascio il dialogo.</text:p>
          </table:table-cell>
          <table:table-cell office:value-type="string">
            <text:p>Lascio il dialogo.</text:p>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
          <table:table-cell office:value-type="string">
            <text:p>ThirdCharacter-knowing_third_character-c3993a63</text:p>
          </table:table-cell>
          <table:table-cell office:value-type="string">
            <text:p>Dammi dettagli più concreti.</text:p>
          </table:table-cell>
          <table:table-cell office:value-type="string">
            <text:p>Dammi dettagli più concreti.</text:p>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office:value-type="string">
            <text:p>Sicuro che il violino ha bisogno di un tamburo per tornare.</text:p>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office:value-type="string">
            <text:p>Seguiamo le sue tracce! Fiutiamo il suo odore.</text:p>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office:value-type="string">
            <text:p>Se ti senti sola, sono qui ad ascoltarti.</text:p>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office:value-type="string">
            <text:p>Tu sei sempre con ləi, ləi è sempre con te.</text:p>
          </table:table-cell>
        </table:table-row>
        <table:table-row table:style-name="ro2">
          <table:table-cell office:value-type="string">
            <text:p>ThirdCharacter-knowing_third_character-01f8ca41</text:p>
          </table:table-cell>
          <table:table-cell office:value-type="string">
            <text:p>???: Ma che rinco che sono, non mi sono manco presentata: io sono {charNameThree}.</text:p>
          </table:table-cell>
          <table:table-cell office:value-type="string">
            <text:p>???: Ma che rinco che sono, non mi sono manco presentata: io sono {charNameThree}.</text:p>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office:value-type="string">
            <text:p>: No, io sono &lt;b&gt;{charNameThree}&lt;/b&gt;.</text:p>
          </table:table-cell>
        </table:table-row>
        <table:table-row table:style-name="ro1">
          <table:table-cell office:value-type="string">
            <text:p>ThirdCharacter-knowing_third_character-99703a4a</text:p>
          </table:table-cell>
          <table:table-cell office:value-type="string">
            <text:p>: Ehi! Non è questo il mio nome.</text:p>
          </table:table-cell>
          <table:table-cell office:value-type="string">
            <text:p>: Ehi! Non è questo il mio nome.</text:p>
          </table:table-cell>
        </table:table-row>
        <table:table-row table:style-name="ro1">
          <table:table-cell office:value-type="string">
            <text:p>ThirdCharacter-knowing_third_character-d6fbdb83</text:p>
          </table:table-cell>
          <table:table-cell office:value-type="string">
            <text:p>: &lt;i&gt;{charNameThree}&lt;/i&gt;.</text:p>
          </table:table-cell>
          <table:table-cell office:value-type="string">
            <text:p>: &lt;i&gt;{charNameThree}&lt;/i&gt;.</text:p>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office:value-type="string">
            <text:p>: Forse se provo a dirlo al contrario?</text:p>
          </table:table-cell>
        </table:table-row>
        <table:table-row table:style-name="ro1">
          <table:table-cell office:value-type="string">
            <text:p>ThirdCharacter-knowing_third_character-f967b6d4</text:p>
          </table:table-cell>
          <table:table-cell office:value-type="string">
            <text:p>: Aicnunir.</text:p>
          </table:table-cell>
          <table:table-cell office:value-type="string">
            <text:p>: Aicnunir.</text:p>
          </table:table-cell>
        </table:table-row>
        <table:table-row table:style-name="ro1">
          <table:table-cell office:value-type="string">
            <text:p>ThirdCharacter-knowing_third_character-a1719134</text:p>
          </table:table-cell>
          <table:table-cell table:number-columns-repeated="2" office:value-type="string">
            <text:p>: Uh.</text:p>
          </table:table-cell>
        </table:table-row>
        <table:table-row table:style-name="ro1">
          <table:table-cell office:value-type="string">
            <text:p>ThirdCharacter-knowing_third_character-347496e3</text:p>
          </table:table-cell>
          <table:table-cell office:value-type="string">
            <text:p>: Prova tu. Come ti chiami?</text:p>
          </table:table-cell>
          <table:table-cell office:value-type="string">
            <text:p>: Prova tu. Come ti chiami?</text:p>
          </table:table-cell>
        </table:table-row>
        <table:table-row table:style-name="ro1">
          <table:table-cell office:value-type="string">
            <text:p>ThirdCharacter-knowing_third_character-7fe1d3b0</text:p>
          </table:table-cell>
          <table:table-cell office:value-type="string">
            <text:p>Mi chiamo {name}.</text:p>
          </table:table-cell>
          <table:table-cell office:value-type="string">
            <text:p>Mi chiamo {name}.</text:p>
          </table:table-cell>
        </table:table-row>
        <table:table-row table:style-name="ro1">
          <table:table-cell office:value-type="string">
            <text:p>ThirdCharacter-knowing_third_character-67e9009f</text:p>
          </table:table-cell>
          <table:table-cell office:value-type="string">
            <text:p>Il mio nome è...</text:p>
          </table:table-cell>
          <table:table-cell office:value-type="string">
            <text:p>Il mio nome è...</text:p>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office:value-type="string">
            <text:p>: E con che pronomi vuoi che ti chiami?</text:p>
          </table:table-cell>
        </table:table-row>
        <table:table-row table:style-name="ro1">
          <table:table-cell office:value-type="string">
            <text:p>ThirdCharacter-knowing_third_character-f8d7c8fd</text:p>
          </table:table-cell>
          <table:table-cell office:value-type="string">
            <text:p>: Grandioso, io uso i femminili.</text:p>
          </table:table-cell>
          <table:table-cell office:value-type="string">
            <text:p>: Grandioso, io uso i femminili.</text:p>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5">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office:value-type="string">
            <text:p>&lt;i&gt; Stai per donare qualcosa a {charNameThree}.&lt;/i&gt;</text:p>
          </table:table-cell>
        </table:table-row>
        <table:table-row table:style-name="ro1">
          <table:table-cell office:value-type="string">
            <text:p>ThirdCharacter-third_story_gift-fb239e48</text:p>
          </table:table-cell>
          <table:table-cell office:value-type="string">
            <text:p>Scelgo il dono.</text:p>
          </table:table-cell>
          <table:table-cell office:value-type="string">
            <text:p>Scelgo il dono.</text:p>
          </table:table-cell>
        </table:table-row>
        <table:table-row table:style-name="ro1">
          <table:table-cell office:value-type="string">
            <text:p>ThirdCharacter-third_story_gift-45febbbd</text:p>
          </table:table-cell>
          <table:table-cell office:value-type="string">
            <text:p>&lt;i&gt; Il tuo inventario è vuoto.&lt;/i&gt;</text:p>
          </table:table-cell>
          <table:table-cell office:value-type="string">
            <text:p>Scelgo il dono.</text:p>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office:value-type="string">
            <text:p>Scelgo il dono.</text:p>
          </table:table-cell>
        </table:table-row>
        <table:table-row table:style-name="ro1">
          <table:table-cell office:value-type="string">
            <text:p>ThirdCharacter-third_story_chech_trigger-4a6b1807</text:p>
          </table:table-cell>
          <table:table-cell office:value-type="string">
            <text:p>Info</text:p>
          </table:table-cell>
          <table:table-cell office:value-type="string">
            <text:p>Scelgo il dono.</text:p>
          </table:table-cell>
        </table:table-row>
        <table:table-row table:style-name="ro16">
          <table:table-cell office:value-type="string">
            <text:p>ThirdCharacter-third_story_chech_trigger-89cab30c</text:p>
          </table:table-cell>
          <table:table-cell office:value-type="string">
            <text:p>Voglio comunque approfondire la storia di questa personaggia.</text:p>
          </table:table-cell>
          <table:table-cell office:value-type="string">
            <text:p>Scelgo il dono.</text:p>
          </table:table-cell>
        </table:table-row>
        <table:table-row table:style-name="ro1">
          <table:table-cell office:value-type="string">
            <text:p>ThirdCharacter-third_story_chech_trigger-f7b322c6</text:p>
          </table:table-cell>
          <table:table-cell office:value-type="string">
            <text:p>Salto.</text:p>
          </table:table-cell>
          <table:table-cell office:value-type="string">
            <text:p>Scelgo il dono.</text:p>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office:value-type="string">
            <text:p>Scelgo il dono.</text:p>
          </table:table-cell>
        </table:table-row>
        <table:table-row table:style-name="ro2">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office:value-type="string">
            <text:p>Scelgo il dono.</text:p>
          </table:table-cell>
        </table:table-row>
        <table:table-row table:style-name="ro2">
          <table:table-cell office:value-type="string">
            <text:p>ThirdCharacter-main_story_third_character-0c5c78b4</text:p>
          </table:table-cell>
          <table:table-cell office:value-type="string">
            <text:p>&lt;i&gt;{charNameThree} vede {name} come una persona amica e fidata.&lt;/i&gt;</text:p>
          </table:table-cell>
          <table:table-cell office:value-type="string">
            <text:p>Scelgo il dono.</text:p>
          </table:table-cell>
        </table:table-row>
        <table:table-row table:style-name="ro2">
          <table:table-cell office:value-type="string">
            <text:p>ThirdCharacter-main_story_third_character-98109907</text:p>
          </table:table-cell>
          <table:table-cell office:value-type="string">
            <text:p>: Ci sono momenti in cui cantiamo all'unisono, ed è bello. Mi sento ascoltata.</text:p>
          </table:table-cell>
          <table:table-cell office:value-type="string">
            <text:p>Scelgo il dono.</text:p>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office:value-type="string">
            <text:p>Scelgo il dono.</text:p>
          </table:table-cell>
        </table:table-row>
        <table:table-row table:style-name="ro2">
          <table:table-cell office:value-type="string">
            <text:p>ThirdCharacter-main_story_third_character-52ff22e6</text:p>
          </table:table-cell>
          <table:table-cell office:value-type="string">
            <text:p>: Facciamo parte di due cori diversi, vero? Non credo tu abbia preso una sola delle mie note.</text:p>
          </table:table-cell>
          <table:table-cell office:value-type="string">
            <text:p>Scelgo il dono.</text:p>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office:value-type="string">
            <text:p>Scelgo il dono.</text:p>
          </table:table-cell>
        </table:table-row>
        <table:table-row table:style-name="ro2">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office:value-type="string">
            <text:p>Scelgo il dono.</text:p>
          </table:table-cell>
        </table:table-row>
        <table:table-row table:style-name="ro2">
          <table:table-cell office:value-type="string">
            <text:p>ThirdCharacter-main_story_third_character-e01d2baa</text:p>
          </table:table-cell>
          <table:table-cell office:value-type="string">
            <text:p>&lt;i&gt;{charNameThree} non riesce a capire che rapporto sta costruendo con {name}.&lt;/i&gt;</text:p>
          </table:table-cell>
          <table:table-cell office:value-type="string">
            <text:p>Scelgo il dono.</text:p>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office:value-type="string">
            <text:p>Scelgo il dono.</text:p>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office:value-type="string">
            <text:p>Scelgo il dono.</text:p>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office:value-type="string">
            <text:p>Scelgo il dono.</text:p>
          </table:table-cell>
        </table:table-row>
        <table:table-row table:style-name="ro7">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office:value-type="string">
            <text:p>Scelgo il dono.</text:p>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office:value-type="string">
            <text:p>Scelgo il dono.</text:p>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office:value-type="string">
            <text:p>Scelgo il dono.</text:p>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office:value-type="string">
            <text:p>Scelgo il dono.</text:p>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office:value-type="string">
            <text:p>Scelgo il dono.</text:p>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office:value-type="string">
            <text:p>Scelgo il dono.</text:p>
          </table:table-cell>
        </table:table-row>
        <table:table-row table:style-name="ro1">
          <table:table-cell office:value-type="string">
            <text:p>ThirdCharacter-main_story_third_character-e12644a5</text:p>
          </table:table-cell>
          <table:table-cell office:value-type="string">
            <text:p><text:s/>Aumento lo stato della prima personaggia, che ora è</text:p>
          </table:table-cell>
          <table:table-cell office:value-type="string">
            <text:p>Scelgo il dono.</text:p>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office:value-type="string">
            <text:p>Scelgo il dono.</text:p>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office:value-type="string">
            <text:p>Scelgo il dono.</text:p>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office:value-type="string">
            <text:p>Scelgo il dono.</text:p>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office:value-type="string">
            <text:p>Scelgo il dono.</text:p>
          </table:table-cell>
        </table:table-row>
        <table:table-row table:style-name="ro1">
          <table:table-cell office:value-type="string">
            <text:p>ThirdCharacter-main_story_third_character-0c8bb85f</text:p>
          </table:table-cell>
          <table:table-cell office:value-type="string">
            <text:p><text:s/>Diminuisco lo stato della prima personaggia, che ora è</text:p>
          </table:table-cell>
          <table:table-cell office:value-type="string">
            <text:p>Scelgo il dono.</text:p>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office:value-type="string">
            <text:p>Scelgo il dono.</text:p>
          </table:table-cell>
        </table:table-row>
        <table:table-row table:style-name="ro2">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office:value-type="string">
            <text:p>Scelgo il dono.</text:p>
          </table:table-cell>
        </table:table-row>
        <table:table-row table:style-name="ro2">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office:value-type="string">
            <text:p>Scelgo il dono.</text:p>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office:value-type="string">
            <text:p>Scelgo il dono.</text:p>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office:value-type="string">
            <text:p>Scelgo il dono.</text:p>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office:value-type="string">
            <text:p>Scelgo il dono.</text:p>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office:value-type="string">
            <text:p>Scelgo il dono.</text:p>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office:value-type="string">
            <text:p>Scelgo il dono.</text:p>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office:value-type="string">
            <text:p>Scelgo il dono.</text:p>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office:value-type="string">
            <text:p>Scelgo il dono.</text:p>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office:value-type="string">
            <text:p>Scelgo il dono.</text:p>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office:value-type="string">
            <text:p>Scelgo il dono.</text:p>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office:value-type="string">
            <text:p>Scelgo il dono.</text:p>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office:value-type="string">
            <text:p>Scelgo il dono.</text:p>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office:value-type="string">
            <text:p>Scelgo il dono.</text:p>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office:value-type="string">
            <text:p>Scelgo il dono.</text:p>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office:value-type="string">
            <text:p>Scelgo il dono.</text:p>
          </table:table-cell>
        </table:table-row>
        <table:table-row table:style-name="ro1">
          <table:table-cell office:value-type="string">
            <text:p>ThirdCharacter-main_story_third_character-31e845c3</text:p>
          </table:table-cell>
          <table:table-cell office:value-type="string">
            <text:p>Per questo ti dico...</text:p>
          </table:table-cell>
          <table:table-cell office:value-type="string">
            <text:p>Scelgo il dono.</text:p>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office:value-type="string">
            <text:p>Scelgo il dono.</text:p>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office:value-type="string">
            <text:p>Scelgo il dono.</text:p>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office:value-type="string">
            <text:p>Scelgo il dono.</text:p>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office:value-type="string">
            <text:p>Scelgo il dono.</text:p>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office:value-type="string">
            <text:p>Scelgo il dono.</text:p>
          </table:table-cell>
        </table:table-row>
        <table:table-row table:style-name="ro1">
          <table:table-cell office:value-type="string">
            <text:p>ThirdCharacter-main_story_third_character-241c3702</text:p>
          </table:table-cell>
          <table:table-cell office:value-type="string">
            <text:p>: Grazie, {name}.</text:p>
          </table:table-cell>
          <table:table-cell office:value-type="string">
            <text:p>Scelgo il dono.</text:p>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office:value-type="string">
            <text:p>Scelgo il dono.</text:p>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office:value-type="string">
            <text:p>Scelgo il dono.</text:p>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office:value-type="string">
            <text:p>Scelgo il dono.</text:p>
          </table:table-cell>
        </table:table-row>
        <table:table-row table:style-name="ro2">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office:value-type="string">
            <text:p>Scelgo il dono.</text:p>
          </table:table-cell>
        </table:table-row>
        <table:table-row table:style-name="ro2">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office:value-type="string">
            <text:p>Scelgo il dono.</text:p>
          </table:table-cell>
        </table:table-row>
        <table:table-row table:style-name="ro2">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office:value-type="string">
            <text:p>Scelgo il dono.</text:p>
          </table:table-cell>
        </table:table-row>
        <table:table-row table:style-name="ro2">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office:value-type="string">
            <text:p>Scelgo il dono.</text:p>
          </table:table-cell>
        </table:table-row>
        <table:table-row table:style-name="ro2">
          <table:table-cell office:value-type="string">
            <text:p>ThirdCharacter-main_story_third_character-07f8d7d6</text:p>
          </table:table-cell>
          <table:table-cell office:value-type="string">
            <text:p>: Mi chiamerò &lt;b&gt;Ocarina&lt;/b&gt;: perché il suo suono è gioco e festa.</text:p>
          </table:table-cell>
          <table:table-cell office:value-type="string">
            <text:p>Scelgo il dono.</text:p>
          </table:table-cell>
        </table:table-row>
        <table:table-row table:style-name="ro2">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office:value-type="string">
            <text:p>Scelgo il dono.</text:p>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office:value-type="string">
            <text:p>Scelgo il dono.</text:p>
          </table:table-cell>
        </table:table-row>
        <table:table-row table:style-name="ro1">
          <table:table-cell office:value-type="string">
            <text:p>ThirdCharacter-main_story_third_character-7718a250</text:p>
          </table:table-cell>
          <table:table-cell office:value-type="string">
            <text:p>: Riguarda Il mentore.</text:p>
          </table:table-cell>
          <table:table-cell office:value-type="string">
            <text:p>Scelgo il dono.</text:p>
          </table:table-cell>
        </table:table-row>
        <table:table-row table:style-name="ro2">
          <table:table-cell office:value-type="string">
            <text:p>ThirdCharacter-main_story_third_character-946e9aed</text:p>
          </table:table-cell>
          <table:table-cell office:value-type="string">
            <text:p>: Credo rimarrò ancora in giro per un poco, in attesa del prossimo bus.</text:p>
          </table:table-cell>
          <table:table-cell office:value-type="string">
            <text:p>Scelgo il dono.</text:p>
          </table:table-cell>
        </table:table-row>
        <table:table-row table:style-name="ro17">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Scelgo il dono.</text:p>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office:value-type="string">
            <text:p>Scelgo il dono.</text:p>
          </table:table-cell>
        </table:table-row>
        <table:table-row table:style-name="ro2">
          <table:table-cell office:value-type="string">
            <text:p>ThirdCharacter-third_char_story_ended-12483b6c</text:p>
          </table:table-cell>
          <table:table-cell office:value-type="string">
            <text:p>: Non so di preciso cosa mi accadrà ora, ma in un certo senso so che sono più pronta.</text:p>
          </table:table-cell>
          <table:table-cell office:value-type="string">
            <text:p>Scelgo il dono.</text:p>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office:value-type="string">
            <text:p>Scelgo il dono.</text:p>
          </table:table-cell>
        </table:table-row>
        <table:table-row table:style-name="ro1">
          <table:table-cell office:value-type="string">
            <text:p>ThirdCharacter-third_char_story_ended-83c2ba32</text:p>
          </table:table-cell>
          <table:table-cell office:value-type="string">
            <text:p>: Vedremo cosa mi accadrà.</text:p>
          </table:table-cell>
          <table:table-cell office:value-type="string">
            <text:p>Scelgo il dono.</text:p>
          </table:table-cell>
        </table:table-row>
        <table:table-row table:style-name="ro1">
          <table:table-cell office:value-type="string">
            <text:p>FourthCharacter-personaggia_quattro-9a71f722</text:p>
          </table:table-cell>
          <table:table-cell office:value-type="string">
            <text:p>FourthCharacter</text:p>
          </table:table-cell>
          <table:table-cell office:value-type="string">
            <text:p>Scelgo il dono.</text:p>
          </table:table-cell>
        </table:table-row>
        <table:table-row table:style-name="ro1">
          <table:table-cell office:value-type="string">
            <text:p>FourthCharacter-storia_quattro-bd622a79</text:p>
          </table:table-cell>
          <table:table-cell office:value-type="string">
            <text:p>&lt;i&gt;Vuoi ascoltare la sua storia?&lt;/i&gt;</text:p>
          </table:table-cell>
          <table:table-cell office:value-type="string">
            <text:p>Scelgo il dono.</text:p>
          </table:table-cell>
        </table:table-row>
        <table:table-row table:style-name="ro1">
          <table:table-cell office:value-type="string">
            <text:p>FourthCharacter-storia_quattro-55fc3fa4</text:p>
          </table:table-cell>
          <table:table-cell office:value-type="string">
            <text:p>Sì</text:p>
          </table:table-cell>
          <table:table-cell office:value-type="string">
            <text:p>Scelgo il dono.</text:p>
          </table:table-cell>
        </table:table-row>
        <table:table-row table:style-name="ro1">
          <table:table-cell office:value-type="string">
            <text:p>FourthCharacter-storia_quattro-9384c103</text:p>
          </table:table-cell>
          <table:table-cell office:value-type="string">
            <text:p>No</text:p>
          </table:table-cell>
          <table:table-cell office:value-type="string">
            <text:p>Scelgo il dono.</text:p>
          </table:table-cell>
        </table:table-row>
        <table:table-row table:style-name="ro1">
          <table:table-cell office:value-type="string">
            <text:p>FourthCharacter-aiuto_storia_quattro-85fad765</text:p>
          </table:table-cell>
          <table:table-cell office:value-type="string">
            <text:p>Offro un dono.</text:p>
          </table:table-cell>
          <table:table-cell office:value-type="string">
            <text:p>Scelgo il dono.</text:p>
          </table:table-cell>
        </table:table-row>
        <table:table-row table:style-name="ro1">
          <table:table-cell office:value-type="string">
            <text:p>FourthCharacter-aiuto_storia_quattro-2df8a9b6</text:p>
          </table:table-cell>
          <table:table-cell office:value-type="string">
            <text:p><text:s/>Non parlo senza un dono adeguato!</text:p>
          </table:table-cell>
          <table:table-cell office:value-type="string">
            <text:p>Scelgo il dono.</text:p>
          </table:table-cell>
        </table:table-row>
        <table:table-row table:style-name="ro2">
          <table:table-cell office:value-type="string">
            <text:p>FourthCharacter-aiuto_storia_quattro-1cd2d14b</text:p>
          </table:table-cell>
          <table:table-cell office:value-type="string">
            <text:p>Dopo il tuo dono, la quantità di inchiostro a disposizione è {fourthCharacterInkLevel}.</text:p>
          </table:table-cell>
          <table:table-cell office:value-type="string">
            <text:p>Scelgo il dono.</text:p>
          </table:table-cell>
        </table:table-row>
        <table:table-row table:style-name="ro2">
          <table:table-cell office:value-type="string">
            <text:p>FourthCharacter-aiuto_storia_quattro-6b0ebbe9</text:p>
          </table:table-cell>
          <table:table-cell office:value-type="string">
            <text:p>Ho risolto la quarta storia dando al quarto spettro un nuovo stato</text:p>
          </table:table-cell>
          <table:table-cell office:value-type="string">
            <text:p>Scelgo il dono.</text:p>
          </table:table-cell>
        </table:table-row>
        <table:table-row table:style-name="ro1">
          <table:table-cell office:value-type="string">
            <text:p>FourthCharacter-aiuto_storia_quattro-97b193ed</text:p>
          </table:table-cell>
          <table:table-cell office:value-type="string">
            <text:p>Non ho risolto la storia</text:p>
          </table:table-cell>
          <table:table-cell office:value-type="string">
            <text:p>Scelgo il dono.</text:p>
          </table:table-cell>
        </table:table-row>
        <table:table-row table:style-name="ro18">
          <table:table-cell office:value-type="string">
            <text:p>FourthCharacter-dialogo_personaggia_quattro-39351d4d</text:p>
          </table:table-cell>
          <table:table-cell office:value-type="string">
            <text:p>sss</text:p>
          </table:table-cell>
          <table:table-cell office:value-type="string">
            <text:p>Scelgo il dono.</text:p>
          </table:table-cell>
        </table:table-row>
        <table:table-row table:style-name="ro11">
          <table:table-cell office:value-type="string">
            <text:p>FourthCharacter-personaggia_quattro_storia_conclusa-1599e77c</text:p>
          </table:table-cell>
          <table:table-cell office:value-type="string">
            <text:p>opzione</text:p>
          </table:table-cell>
          <table:table-cell office:value-type="string">
            <text:p>Scelgo il dono.</text:p>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2">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7">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4">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text:s/>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text:s/>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office:value-type="string">
            <text:p>Placeholder</text:p>
          </table:table-cell>
        </table:table-row>
        <table:table-row table:style-name="ro1">
          <table:table-cell office:value-type="string">
            <text:p>FifthCharacter-knowing_fifth_character-c3993a63</text:p>
          </table:table-cell>
          <table:table-cell office:value-type="string">
            <text:p>Dammi dettagli più concreti.</text:p>
          </table:table-cell>
          <table:table-cell office:value-type="string">
            <text:p>Placeholder</text:p>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office:value-type="string">
            <text:p>Placeholder</text:p>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office:value-type="string">
            <text:p>Placeholder</text:p>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office:value-type="string">
            <text:p>Placeholder</text:p>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office:value-type="string">
            <text:p>Placeholder</text:p>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office:value-type="string">
            <text:p>Placeholder</text:p>
          </table:table-cell>
        </table:table-row>
        <table:table-row table:style-name="ro1">
          <table:table-cell office:value-type="string">
            <text:p>FifthCharacter-fifth_story_gift-fb239e48</text:p>
          </table:table-cell>
          <table:table-cell office:value-type="string">
            <text:p>Scelgo il dono.</text:p>
          </table:table-cell>
          <table:table-cell office:value-type="string">
            <text:p>Placeholder</text:p>
          </table:table-cell>
        </table:table-row>
        <table:table-row table:style-name="ro1">
          <table:table-cell office:value-type="string">
            <text:p>FifthCharacter-fifth_story_gift-45febbbd</text:p>
          </table:table-cell>
          <table:table-cell office:value-type="string">
            <text:p>&lt;i&gt; Il tuo inventario è vuoto.&lt;/i&gt;</text:p>
          </table:table-cell>
          <table:table-cell office:value-type="string">
            <text:p>Placeholder</text:p>
          </table:table-cell>
        </table:table-row>
        <table:table-row table:style-name="ro10">
          <table:table-cell office:value-type="string">
            <text:p>FifthCharacter-fifth_story_gift-e4cbc57c</text:p>
          </table:table-cell>
          <table:table-cell office:value-type="string">
            <text:p>&lt;i&gt;Dopo il tuo dono {inkTranslator(secondCharacterInkLevel)}.</text:p>
          </table:table-cell>
          <table:table-cell office:value-type="string">
            <text:p>Placeholder</text:p>
          </table:table-cell>
        </table:table-row>
        <table:table-row table:style-name="ro10">
          <table:table-cell office:value-type="string">
            <text:p>FifthCharacter-fifth_story_chech_trigger-4a6b1807</text:p>
          </table:table-cell>
          <table:table-cell office:value-type="string">
            <text:p>Info</text:p>
          </table:table-cell>
          <table:table-cell office:value-type="string">
            <text:p>Placeholder</text:p>
          </table:table-cell>
        </table:table-row>
        <table:table-row table:style-name="ro19">
          <table:table-cell office:value-type="string">
            <text:p>FifthCharacter-fifth_story_chech_trigger-89cab30c</text:p>
          </table:table-cell>
          <table:table-cell office:value-type="string">
            <text:p>Voglio comunque approfondire la storia di questa personaggia.</text:p>
          </table:table-cell>
          <table:table-cell office:value-type="string">
            <text:p>Placeholder</text:p>
          </table:table-cell>
        </table:table-row>
        <table:table-row table:style-name="ro1">
          <table:table-cell office:value-type="string">
            <text:p>FifthCharacter-fifth_story_chech_trigger-f7b322c6</text:p>
          </table:table-cell>
          <table:table-cell office:value-type="string">
            <text:p>Salto.</text:p>
          </table:table-cell>
          <table:table-cell office:value-type="string">
            <text:p>Placeholder</text:p>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office:value-type="string">
            <text:p>Placeholder</text:p>
          </table:table-cell>
        </table:table-row>
        <table:table-row table:style-name="ro6">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office:value-type="string">
            <text:p>Placeholder</text:p>
          </table:table-cell>
        </table:table-row>
        <table:table-row table:style-name="ro6">
          <table:table-cell office:value-type="string">
            <text:p>FifthCharacter-main_story_fifth_character-ce089b4d</text:p>
          </table:table-cell>
          <table:table-cell office:value-type="string">
            <text:p>&lt;i&gt;{charNameFive} vede {name} come una persona amica e fidata.&lt;/i&gt;</text:p>
          </table:table-cell>
          <table:table-cell office:value-type="string">
            <text:p>Placeholder</text:p>
          </table:table-cell>
        </table:table-row>
        <table:table-row table:style-name="ro6">
          <table:table-cell office:value-type="string">
            <text:p>FifthCharacter-main_story_fifth_character-98109907</text:p>
          </table:table-cell>
          <table:table-cell office:value-type="string">
            <text:p>: Ci sono momenti in cui cantiamo all'unisono, ed è bello. Mi sento ascoltata.</text:p>
          </table:table-cell>
          <table:table-cell office:value-type="string">
            <text:p>Placeholder</text:p>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office:value-type="string">
            <text:p>Placeholder</text:p>
          </table:table-cell>
        </table:table-row>
        <table:table-row table:style-name="ro6">
          <table:table-cell office:value-type="string">
            <text:p>FifthCharacter-main_story_fifth_character-52ff22e6</text:p>
          </table:table-cell>
          <table:table-cell office:value-type="string">
            <text:p>: Facciamo parte di due cori diversi, vero? Non credo tu abbia preso una sola delle mie note.</text:p>
          </table:table-cell>
          <table:table-cell office:value-type="string">
            <text:p>Placeholder</text:p>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office:value-type="string">
            <text:p>Placeholder</text:p>
          </table:table-cell>
        </table:table-row>
        <table:table-row table:style-name="ro6">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office:value-type="string">
            <text:p>Placeholder</text:p>
          </table:table-cell>
        </table:table-row>
        <table:table-row table:style-name="ro6">
          <table:table-cell office:value-type="string">
            <text:p>FifthCharacter-main_story_fifth_character-e2555894</text:p>
          </table:table-cell>
          <table:table-cell office:value-type="string">
            <text:p>&lt;i&gt;{charNameFive} non riesce a capire che rapporto sta costruendo con {name}.&lt;/i&gt;</text:p>
          </table:table-cell>
          <table:table-cell office:value-type="string">
            <text:p>Placeholder</text:p>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office:value-type="string">
            <text:p>Placeholder</text:p>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office:value-type="string">
            <text:p>Placeholder</text:p>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office:value-type="string">
            <text:p>Placeholder</text:p>
          </table:table-cell>
        </table:table-row>
        <table:table-row table:style-name="ro20">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office:value-type="string">
            <text:p>Placeholder</text:p>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office:value-type="string">
            <text:p>Placeholder</text:p>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office:value-type="string">
            <text:p>Placeholder</text:p>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office:value-type="string">
            <text:p>Placeholder</text:p>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office:value-type="string">
            <text:p>Placeholder</text:p>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office:value-type="string">
            <text:p>Placeholder</text:p>
          </table:table-cell>
        </table:table-row>
        <table:table-row table:style-name="ro1">
          <table:table-cell office:value-type="string">
            <text:p>FifthCharacter-main_story_fifth_character-e12644a5</text:p>
          </table:table-cell>
          <table:table-cell office:value-type="string">
            <text:p><text:s/>Aumento lo stato della prima personaggia, che ora è</text:p>
          </table:table-cell>
          <table:table-cell office:value-type="string">
            <text:p>Placeholder</text:p>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office:value-type="string">
            <text:p>Placeholder</text:p>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office:value-type="string">
            <text:p>Placeholder</text:p>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office:value-type="string">
            <text:p>Placeholder</text:p>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office:value-type="string">
            <text:p>Placeholder</text:p>
          </table:table-cell>
        </table:table-row>
        <table:table-row table:style-name="ro1">
          <table:table-cell office:value-type="string">
            <text:p>FifthCharacter-main_story_fifth_character-0c8bb85f</text:p>
          </table:table-cell>
          <table:table-cell office:value-type="string">
            <text:p><text:s/>Diminuisco lo stato della prima personaggia, che ora è</text:p>
          </table:table-cell>
          <table:table-cell office:value-type="string">
            <text:p>Placeholder</text:p>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office:value-type="string">
            <text:p>Placeholder</text:p>
          </table:table-cell>
        </table:table-row>
        <table:table-row table:style-name="ro6">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office:value-type="string">
            <text:p>Placeholder</text:p>
          </table:table-cell>
        </table:table-row>
        <table:table-row table:style-name="ro6">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office:value-type="string">
            <text:p>Placeholder</text:p>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office:value-type="string">
            <text:p>Placeholder</text:p>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office:value-type="string">
            <text:p>Placeholder</text:p>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office:value-type="string">
            <text:p>Placeholder</text:p>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office:value-type="string">
            <text:p>Placeholder</text:p>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office:value-type="string">
            <text:p>Placeholder</text:p>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office:value-type="string">
            <text:p>Placeholder</text:p>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office:value-type="string">
            <text:p>Placeholder</text:p>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office:value-type="string">
            <text:p>Placeholder</text:p>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office:value-type="string">
            <text:p>Placeholder</text:p>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office:value-type="string">
            <text:p>Placeholder</text:p>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office:value-type="string">
            <text:p>Placeholder</text:p>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office:value-type="string">
            <text:p>Placeholder</text:p>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office:value-type="string">
            <text:p>Placeholder</text:p>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office:value-type="string">
            <text:p>Placeholder</text:p>
          </table:table-cell>
        </table:table-row>
        <table:table-row table:style-name="ro1">
          <table:table-cell office:value-type="string">
            <text:p>FifthCharacter-main_story_fifth_character-31e845c3</text:p>
          </table:table-cell>
          <table:table-cell office:value-type="string">
            <text:p>Per questo ti dico...</text:p>
          </table:table-cell>
          <table:table-cell office:value-type="string">
            <text:p>Placeholder</text:p>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office:value-type="string">
            <text:p>Placeholder</text:p>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office:value-type="string">
            <text:p>Placeholder</text:p>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office:value-type="string">
            <text:p>Placeholder</text:p>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office:value-type="string">
            <text:p>Placeholder</text:p>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office:value-type="string">
            <text:p>Placeholder</text:p>
          </table:table-cell>
        </table:table-row>
        <table:table-row table:style-name="ro1">
          <table:table-cell office:value-type="string">
            <text:p>FifthCharacter-main_story_fifth_character-241c3702</text:p>
          </table:table-cell>
          <table:table-cell office:value-type="string">
            <text:p>: Grazie, {name}.</text:p>
          </table:table-cell>
          <table:table-cell office:value-type="string">
            <text:p>Placeholder</text:p>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office:value-type="string">
            <text:p>Placeholder</text:p>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office:value-type="string">
            <text:p>Placeholder</text:p>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office:value-type="string">
            <text:p>Placeholder</text:p>
          </table:table-cell>
        </table:table-row>
        <table:table-row table:style-name="ro6">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office:value-type="string">
            <text:p>Placeholder</text:p>
          </table:table-cell>
        </table:table-row>
        <table:table-row table:style-name="ro6">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office:value-type="string">
            <text:p>Placeholder</text:p>
          </table:table-cell>
        </table:table-row>
        <table:table-row table:style-name="ro6">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office:value-type="string">
            <text:p>Placeholder</text:p>
          </table:table-cell>
        </table:table-row>
        <table:table-row table:style-name="ro6">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office:value-type="string">
            <text:p>Placeholder</text:p>
          </table:table-cell>
        </table:table-row>
        <table:table-row table:style-name="ro6">
          <table:table-cell office:value-type="string">
            <text:p>FifthCharacter-main_story_fifth_character-07f8d7d6</text:p>
          </table:table-cell>
          <table:table-cell office:value-type="string">
            <text:p>: Mi chiamerò &lt;b&gt;Ocarina&lt;/b&gt;: perché il suo suono è gioco e festa.</text:p>
          </table:table-cell>
          <table:table-cell office:value-type="string">
            <text:p>Placeholder</text:p>
          </table:table-cell>
        </table:table-row>
        <table:table-row table:style-name="ro6">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office:value-type="string">
            <text:p>Placeholder</text:p>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office:value-type="string">
            <text:p>Placeholder</text:p>
          </table:table-cell>
        </table:table-row>
        <table:table-row table:style-name="ro1">
          <table:table-cell office:value-type="string">
            <text:p>FifthCharacter-main_story_fifth_character-7718a250</text:p>
          </table:table-cell>
          <table:table-cell office:value-type="string">
            <text:p>: Riguarda Il mentore.</text:p>
          </table:table-cell>
          <table:table-cell office:value-type="string">
            <text:p>Placeholder</text:p>
          </table:table-cell>
        </table:table-row>
        <table:table-row table:style-name="ro6">
          <table:table-cell office:value-type="string">
            <text:p>FifthCharacter-main_story_fifth_character-946e9aed</text:p>
          </table:table-cell>
          <table:table-cell office:value-type="string">
            <text:p>: Credo rimarrò ancora in giro per un poco, in attesa del prossimo bus.</text:p>
          </table:table-cell>
          <table:table-cell office:value-type="string">
            <text:p>Placeholder</text:p>
          </table:table-cell>
        </table:table-row>
        <table:table-row table:style-name="ro21">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Placeholder</text:p>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office:value-type="string">
            <text:p>Placeholder</text:p>
          </table:table-cell>
        </table:table-row>
        <table:table-row table:style-name="ro6">
          <table:table-cell office:value-type="string">
            <text:p>FifthCharacter-fifth_char_story_ended-12483b6c</text:p>
          </table:table-cell>
          <table:table-cell office:value-type="string">
            <text:p>: Non so di preciso cosa mi accadrà ora, ma in un certo senso so che sono più pronta.</text:p>
          </table:table-cell>
          <table:table-cell office:value-type="string">
            <text:p>Placeholder</text:p>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office:value-type="string">
            <text:p>Placeholder</text:p>
          </table:table-cell>
        </table:table-row>
        <table:table-row table:style-name="ro1">
          <table:table-cell office:value-type="string">
            <text:p>FifthCharacter-fifth_char_story_ended-83c2ba32</text:p>
          </table:table-cell>
          <table:table-cell office:value-type="string">
            <text:p>: Vedremo cosa mi accadrà.</text:p>
          </table:table-cell>
          <table:table-cell office:value-type="string">
            <text:p>Placeholder</text:p>
          </table:table-cell>
        </table:table-row>
        <table:table-row table:style-name="ro22">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office:value-type="string">
            <text:p>Placeholder</text:p>
          </table:table-cell>
        </table:table-row>
        <table:table-row table:style-name="ro23">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office:value-type="string">
            <text:p>Placeholder</text:p>
          </table:table-cell>
        </table:table-row>
        <table:table-row table:style-name="ro1">
          <table:table-cell office:value-type="string">
            <text:p>FifthCharacter-fifth_character_opinions-d92aa5cd</text:p>
          </table:table-cell>
          <table:table-cell office:value-type="string">
            <text:p>: {~ xxx|yyy}</text:p>
          </table:table-cell>
          <table:table-cell office:value-type="string">
            <text:p>Placeholder</text:p>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text:s/>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text:s/>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4">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4">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text:s/>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7">
          <table:table-cell office:value-type="string">
            <text:p>BusStop-bus_stop-7e1676a2</text:p>
          </table:table-cell>
          <table:table-cell office:value-type="string">
            <text:p><text:s/>&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office:value-type="string">
            <text:p>StartingNote</text:p>
          </table:table-cell>
        </table:table-row>
        <table:table-row table:style-name="ro24">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text:s/>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office:value-type="string">
            <text:p>FirstCharacterNotes</text:p>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office:value-type="string">
            <text:p>: &lt;i&gt;{charNameOne}&lt;/i&gt;.</text:p>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9">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25">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26">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4">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4">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office:value-type="string">
            <text:p>: {charNameOne}.</text:p>
          </table:table-cell>
        </table:table-row>
        <table:table-row table:style-name="ro1">
          <table:table-cell office:value-type="string">
            <text:p>BusStop-second_character_notes-7e6d9487</text:p>
          </table:table-cell>
          <table:table-cell office:value-type="string">
            <text:p>SecondCharacterNotes</text:p>
          </table:table-cell>
          <table:table-cell office:value-type="string">
            <text:p>SecondCharacterNotes</text:p>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4">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4">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office:value-type="string">
            <text:p>ThirdCharacterNotes</text:p>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office:value-type="string">
            <text:p>ThirdCharacterNotes</text:p>
          </table:table-cell>
        </table:table-row>
        <table:table-row table:style-name="ro1">
          <table:table-cell office:value-type="string">
            <text:p>BusStop-third_character_notes-f2ed289a</text:p>
          </table:table-cell>
          <table:table-cell office:value-type="string">
            <text:p>: seconda lettera</text:p>
          </table:table-cell>
          <table:table-cell office:value-type="string">
            <text:p>ThirdCharacterNotes</text:p>
          </table:table-cell>
        </table:table-row>
        <table:table-row table:style-name="ro1">
          <table:table-cell office:value-type="string">
            <text:p>BusStop-third_character_notes-066d6e23</text:p>
          </table:table-cell>
          <table:table-cell office:value-type="string">
            <text:p>: terza lettera</text:p>
          </table:table-cell>
          <table:table-cell office:value-type="string">
            <text:p>ThirdCharacterNotes</text:p>
          </table:table-cell>
        </table:table-row>
        <table:table-row table:style-name="ro1">
          <table:table-cell office:value-type="string">
            <text:p>BusStop-fourth_character_notes-492bdfaf</text:p>
          </table:table-cell>
          <table:table-cell office:value-type="string">
            <text:p>FourthCharacterNotes</text:p>
          </table:table-cell>
          <table:table-cell office:value-type="string">
            <text:p>FourthCharacterNotes</text:p>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office:value-type="string">
            <text:p>FourthCharacterNotes</text:p>
          </table:table-cell>
        </table:table-row>
        <table:table-row table:style-name="ro1">
          <table:table-cell office:value-type="string">
            <text:p>BusStop-fifth_character_notes-0ccb7b1f</text:p>
          </table:table-cell>
          <table:table-cell office:value-type="string">
            <text:p>FifthCharacterNotes</text:p>
          </table:table-cell>
          <table:table-cell office:value-type="string">
            <text:p>FifthCharacterNotes</text:p>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office:value-type="string">
            <text:p>FifthCharacterNotes</text:p>
          </table:table-cell>
        </table:table-row>
        <table:table-row table:style-name="ro7">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table:number-columns-repeated="2" office:value-type="string">
            <text:p>Bench</text:p>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office:value-type="string">
            <text:p>TheFungus</text:p>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4">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4">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4">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4">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4">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4">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5">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office:value-type="string">
            <text:p>WateringCan</text:p>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4">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9">
          <table:table-cell office:value-type="string">
            <text:p>CultivableManagement-test-e1c5fd08</text:p>
          </table:table-cell>
          <table:table-cell office:value-type="string">
            <text:p><text:s/>&lt;i&gt;Sono passato da &lt;i&gt;test.</text:p>
          </table:table-cell>
          <table:table-cell office:value-type="string">
            <text:p>&lt;i&gt;Sono passato da &lt;i&gt;test.</text:p>
          </table:table-cell>
        </table:table-row>
        <table:table-row table:style-name="ro25">
          <table:table-cell office:value-type="string">
            <text:p>CultivableManagement-test-04a12df5</text:p>
          </table:table-cell>
          <table:table-cell office:value-type="string">
            <text:p><text:s/>&lt;i&gt;Gli elementi ancora coltivabili sono: {backupCultivable}.&lt;i&gt;</text:p>
          </table:table-cell>
          <table:table-cell office:value-type="string">
            <text:p>&lt;i&gt;Gli elementi ancora coltivabili sono: {backupCultivable}.&lt;i&gt;</text:p>
          </table:table-cell>
        </table:table-row>
        <table:table-row table:style-name="ro25">
          <table:table-cell office:value-type="string">
            <text:p>CultivableManagement-test-ac408f86</text:p>
          </table:table-cell>
          <table:table-cell office:value-type="string">
            <text:p><text:s/>&lt;i&gt;Counter ha valore {counter} e per questo vado a Random.</text:p>
          </table:table-cell>
          <table:table-cell office:value-type="string">
            <text:p>&lt;i&gt;Counter ha valore {counter} e per questo vado a Random.</text:p>
          </table:table-cell>
        </table:table-row>
        <table:table-row table:style-name="ro1">
          <table:table-cell office:value-type="string">
            <text:p>CultivableManagement-test-88c3ac0e</text:p>
          </table:table-cell>
          <table:table-cell office:value-type="string">
            <text:p><text:s/>&lt;i&gt;Counter ha valore {counter} e per questo vado a Results.</text:p>
          </table:table-cell>
          <table:table-cell office:value-type="string">
            <text:p>&lt;i&gt;Counter ha valore {counter} e per questo vado a Results.</text:p>
          </table:table-cell>
        </table:table-row>
        <table:table-row table:style-name="ro1">
          <table:table-cell office:value-type="string">
            <text:p>CultivableManagement-test-cb64c5e5</text:p>
          </table:table-cell>
          <table:table-cell office:value-type="string">
            <text:p><text:s/>&lt;i&gt;Il dado ha valore: {dice}.</text:p>
          </table:table-cell>
          <table:table-cell office:value-type="string">
            <text:p>&lt;i&gt;Il dado ha valore: {dice}.</text:p>
          </table:table-cell>
        </table:table-row>
        <table:table-row table:style-name="ro2">
          <table:table-cell office:value-type="string">
            <text:p>CultivableManagement-test-7448f3d1</text:p>
          </table:table-cell>
          <table:table-cell office:value-type="string">
            <text:p><text:s/>&lt;i&gt;randomCounter {randomCounter} ha raggiunto il livello massimo {maxRandomCounter}.</text:p>
          </table:table-cell>
          <table:table-cell office:value-type="string">
            <text:p>&lt;i&gt;randomCounter {randomCounter} ha raggiunto il livello massimo {maxRandomCounter}.</text:p>
          </table:table-cell>
        </table:table-row>
        <table:table-row table:style-name="ro2">
          <table:table-cell office:value-type="string">
            <text:p>CultivableManagement-test-a54ec3f2</text:p>
          </table:table-cell>
          <table:table-cell office:value-type="string">
            <text:p><text:s/>&lt;i&gt;Erano presenti ancora coltivabili in backupCultivable e ho estratto {chosenCultivable}.</text:p>
          </table:table-cell>
          <table:table-cell office:value-type="string">
            <text:p>&lt;i&gt;Erano presenti ancora coltivabili in backupCultivable e ho estratto {chosenCultivable}.</text:p>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4">
          <table:table-cell office:value-type="string">
            <text:p>CultivableManagement-test-652cc6a6</text:p>
          </table:table-cell>
          <table:table-cell office:value-type="string">
            <text:p><text:s/>&lt;i&gt;Il valore di firstQuest è {firstQuest}. Piante Collaborazione contiene: {pianteCollaborazione}. Piante Indipendenza contiene: {pianteIndipendenza}.</text:p>
          </table:table-cell>
          <table:table-cell office:value-type="string">
            <text:p>&lt;i&gt;Il valore di firstQuest è {firstQuest}. Piante Collaborazione contiene: {pianteCollaborazione}. Piante Indipendenza contiene: {pianteIndipendenza}.</text:p>
          </table:table-cell>
        </table:table-row>
        <table:table-row table:style-name="ro27">
          <table:table-cell office:value-type="string">
            <text:p>CultivableManagement-test-4b62a24a</text:p>
          </table:table-cell>
          <table:table-cell office:value-type="string">
            <text:p><text:s/>&lt;i&gt;Questa è la prima domanda (firstAnswerTracker uguale a {firstAnswerTracker} e quindi vado direttamente alla domanda.</text:p>
          </table:table-cell>
          <table:table-cell office:value-type="string">
            <text:p>&lt;i&gt;Questa è la prima domanda (firstAnswerTracker uguale a {firstAnswerTracker} e quindi vado direttamente alla domanda.</text:p>
          </table:table-cell>
        </table:table-row>
        <table:table-row table:style-name="ro28">
          <table:table-cell office:value-type="string">
            <text:p>CultivableManagement-test-302e8dde</text:p>
          </table:table-cell>
          <table:table-cell office:value-type="string">
            <text:p><text:s/>&lt;i&gt;Questa è la seconda domanda (firstAnswerTracker uguale a {firstAnswerTracker} e quindi procedo con le verifiche.</text:p>
          </table:table-cell>
          <table:table-cell office:value-type="string">
            <text:p>&lt;i&gt;Questa è la seconda domanda (firstAnswerTracker uguale a {firstAnswerTracker} e quindi procedo con le verifiche.</text:p>
          </table:table-cell>
        </table:table-row>
        <table:table-row table:style-name="ro4">
          <table:table-cell office:value-type="string">
            <text:p>CultivableManagement-test-ab8d905f</text:p>
          </table:table-cell>
          <table:table-cell office:value-type="string">
            <text:p><text:s/>&lt;i&gt;L'intersezione tra prima scelta e piantecollaborazione produce {pianteCollaborazione^firstAnswerTracker}, quella tra prima scelta e piante Indipendenza produce</text:p>
          </table:table-cell>
          <table:table-cell office:value-type="string">
            <text:p>&lt;i&gt;L'intersezione tra prima scelta e piantecollaborazione produce {pianteCollaborazione^firstAnswerTracker}, quella tra prima scelta e piante Indipendenza produce</text:p>
          </table:table-cell>
        </table:table-row>
        <table:table-row table:style-name="ro4">
          <table:table-cell office:value-type="string">
            <text:p>CultivableManagement-test-66c79f78</text:p>
          </table:table-cell>
          <table:table-cell office:value-type="string">
            <text:p><text:s/>&lt;i&gt;Ci sono elementi di intersezione tra il gruppo scelto nella prima domanda e gli altri due di questa, per cui procedo con la domanda.</text:p>
          </table:table-cell>
          <table:table-cell office:value-type="string">
            <text:p>&lt;i&gt;Ci sono elementi di intersezione tra il gruppo scelto nella prima domanda e gli altri due di questa, per cui procedo con la domanda.</text:p>
          </table:table-cell>
        </table:table-row>
        <table:table-row table:style-name="ro4">
          <table:table-cell office:value-type="string">
            <text:p>CultivableManagement-test-f1f6fcde</text:p>
          </table:table-cell>
          <table:table-cell office:value-type="string">
            <text:p><text:s/>&lt;i&gt;Non ci sono elementi di intersezione tra il gruppo scelto nella prima domanda e entrambi gli altri due di questa, per cui provo a randomizzare di nuovo.</text:p>
          </table:table-cell>
          <table:table-cell office:value-type="string">
            <text:p>&lt;i&gt;Non ci sono elementi di intersezione tra il gruppo scelto nella prima domanda e entrambi gli altri due di questa, per cui provo a randomizzare di nuovo.</text:p>
          </table:table-cell>
        </table:table-row>
        <table:table-row table:style-name="ro2">
          <table:table-cell office:value-type="string">
            <text:p>CultivableManagement-test-a122a6e2</text:p>
          </table:table-cell>
          <table:table-cell office:value-type="string">
            <text:p><text:s/>&lt;i&gt;Il valore di firstQuest è {firstQuest} e per questo torno a random.</text:p>
          </table:table-cell>
          <table:table-cell office:value-type="string">
            <text:p>&lt;i&gt;Il valore di firstQuest è {firstQuest} e per questo torno a random.</text:p>
          </table:table-cell>
        </table:table-row>
        <table:table-row table:style-name="ro4">
          <table:table-cell office:value-type="string">
            <text:p>CultivableManagement-test-1366d37d</text:p>
          </table:table-cell>
          <table:table-cell office:value-type="string">
            <text:p><text:s/>&lt;i&gt;Il valore di secondQuest è {secondQuest}. Piante Ciclicità contiene: {pianteCiclicità}. Piante Novità contiene: {pianteNovità} e per questo vado alla domanda.</text:p>
          </table:table-cell>
          <table:table-cell office:value-type="string">
            <text:p>&lt;i&gt;Il valore di secondQuest è {secondQuest}. Piante Ciclicità contiene: {pianteCiclicità}. Piante Novità contiene: {pianteNovità} e per questo vado alla domanda.</text:p>
          </table:table-cell>
        </table:table-row>
        <table:table-row table:style-name="ro4">
          <table:table-cell office:value-type="string">
            <text:p>CultivableManagement-test-9296c0cf</text:p>
          </table:table-cell>
          <table:table-cell office:value-type="string">
            <text:p><text:s/>&lt;i&gt;L'intersezione tra prima scelta e piante ciclicità produce {pianteCiclicità^firstAnswerTracker}, quella tra prima scelta e piante novità produce {pianteNovità^firstAnswerTracker}.</text:p>
          </table:table-cell>
          <table:table-cell office:value-type="string">
            <text:p>&lt;i&gt;L'intersezione tra prima scelta e piante ciclicità produce {pianteCiclicità^firstAnswerTracker}, quella tra prima scelta e piante novità produce {pianteNovità^firstAnswerTracker}.</text:p>
          </table:table-cell>
        </table:table-row>
        <table:table-row table:style-name="ro2">
          <table:table-cell office:value-type="string">
            <text:p>CultivableManagement-test-642fddb0</text:p>
          </table:table-cell>
          <table:table-cell office:value-type="string">
            <text:p><text:s/>&lt;i&gt;Il valore di secondQuest è {secondQuest} e per questo torno a random.</text:p>
          </table:table-cell>
          <table:table-cell office:value-type="string">
            <text:p>&lt;i&gt;Il valore di secondQuest è {secondQuest} e per questo torno a random.</text:p>
          </table:table-cell>
        </table:table-row>
        <table:table-row table:style-name="ro4">
          <table:table-cell office:value-type="string">
            <text:p>CultivableManagement-test-e45d154b</text:p>
          </table:table-cell>
          <table:table-cell office:value-type="string">
            <text:p><text:s/>&lt;i&gt;Il valore di thirdQuest è {thirdQuest}. Piante Ricordo contiene: {pianteRicordo}. Piante Cancellazione contiene: {pianteCancellazione} e per questo vado alla domanda.</text:p>
          </table:table-cell>
          <table:table-cell office:value-type="string">
            <text:p>&lt;i&gt;Il valore di thirdQuest è {thirdQuest}. Piante Ricordo contiene: {pianteRicordo}. Piante Cancellazione contiene: {pianteCancellazione} e per questo vado alla domanda.</text:p>
          </table:table-cell>
        </table:table-row>
        <table:table-row table:style-name="ro5">
          <table:table-cell office:value-type="string">
            <text:p>CultivableManagement-test-d238f463</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cell office:value-type="string">
            <text:p>&lt;i&gt;L'intersezione tra prima scelta e piante ricordo produce {pianteRicordo^firstAnswerTracker}, quella tra prima scelta e piante cancellazione produce {pianteCancellazione^firstAnswerTracker}.</text:p>
          </table:table-cell>
        </table:table-row>
        <table:table-row table:style-name="ro5">
          <table:table-cell office:value-type="string">
            <text:p>CultivableManagement-test-8ae00f2c</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cell office:value-type="string">
            <text:p>&lt;i&gt;L'intersezione tra prima scelta e piante cancellazione produce {pianteRicordo^firstAnswerTracker}, quella tra prima scelta e piante novità produce {pianteCancellazione^firstAnswerTracker}.</text:p>
          </table:table-cell>
        </table:table-row>
        <table:table-row table:style-name="ro2">
          <table:table-cell office:value-type="string">
            <text:p>CultivableManagement-test-6668a840</text:p>
          </table:table-cell>
          <table:table-cell office:value-type="string">
            <text:p><text:s/>&lt;i&gt;Il valore di thirdQuest è {thirdQuest} e per questo torno a random.</text:p>
          </table:table-cell>
          <table:table-cell office:value-type="string">
            <text:p>&lt;i&gt;Il valore di thirdQuest è {thirdQuest} e per questo torno a random.</text:p>
          </table:table-cell>
        </table:table-row>
        <table:table-row table:style-name="ro5">
          <table:table-cell office:value-type="string">
            <text:p>CultivableManagement-test-c029ff08</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cell office:value-type="string">
            <text:p>&lt;i&gt;L'intersezione tra prima scelta e piante ricordo produce {pianteCiclicità^firstAnswerTracker}, quella tra prima scelta e piante cancellazione produce {pianteRicordo^firstAnswerTracker}.</text:p>
          </table:table-cell>
        </table:table-row>
        <table:table-row table:style-name="ro2">
          <table:table-cell office:value-type="string">
            <text:p>CultivableManagement-test-019f22aa</text:p>
          </table:table-cell>
          <table:table-cell office:value-type="string">
            <text:p><text:s/>&lt;i&gt;Il dado ha valore {dice} e non ci sono condizioni valide per proporre una delle domande e per questo ritiro.</text:p>
          </table:table-cell>
          <table:table-cell office:value-type="string">
            <text:p>&lt;i&gt;Il dado ha valore {dice} e non ci sono condizioni valide per proporre una delle domande e per questo ritiro.</text:p>
          </table:table-cell>
        </table:table-row>
        <table:table-row table:style-name="ro2">
          <table:table-cell office:value-type="string">
            <text:p>CultivableManagement-test-a9456247</text:p>
          </table:table-cell>
          <table:table-cell office:value-type="string">
            <text:p><text:s/>&lt;i&gt;Entro in first_question. {firstQuest: firstQuest ora = true|firstQuest = false}</text:p>
          </table:table-cell>
          <table:table-cell office:value-type="string">
            <text:p>&lt;i&gt;Entro in first_question. {firstQuest: firstQuest ora = true|firstQuest = false}</text:p>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text:s/>&lt;i&gt;cropsType contiene ora {cropsType}.</text:p>
          </table:table-cell>
          <table:table-cell office:value-type="string">
            <text:p>&lt;i&gt;cropsType contiene ora {cropsType}.</text:p>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
          <table:table-cell office:value-type="string">
            <text:p>CultivableManagement-test-eb9ef703</text:p>
          </table:table-cell>
          <table:table-cell office:value-type="string">
            <text:p><text:s/>&lt;i&gt;Entro in second_question. {secondQuest: SecondQuest ora = true|SecondQuest = false}</text:p>
          </table:table-cell>
          <table:table-cell office:value-type="string">
            <text:p>&lt;i&gt;Entro in second_question. {secondQuest: SecondQuest ora = true|SecondQuest = false}</text:p>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
          <table:table-cell office:value-type="string">
            <text:p>CultivableManagement-test-bd890237</text:p>
          </table:table-cell>
          <table:table-cell office:value-type="string">
            <text:p>&lt;i&gt;Entro in third_question. {thirdQuest: thirdQuest ora = true|thirdQuest = false}.</text:p>
          </table:table-cell>
          <table:table-cell office:value-type="string">
            <text:p>&lt;i&gt;Entro in third_question. {thirdQuest: thirdQuest ora = true|thirdQuest = false}.</text:p>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
          <table:table-cell office:value-type="string">
            <text:p>CultivableManagement-test-ad99b670</text:p>
          </table:table-cell>
          <table:table-cell office:value-type="string">
            <text:p><text:s/>&lt;i&gt;Entro in fourthQuest. {fourthQuest: fourthQuest ora = true|fourthQuest = false}.</text:p>
          </table:table-cell>
          <table:table-cell office:value-type="string">
            <text:p>&lt;i&gt;Entro in fourthQuest. {fourthQuest: fourthQuest ora = true|fourthQuest = false}.</text:p>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
          <table:table-cell office:value-type="string">
            <text:p>CultivableManagement-test-1e3891bb</text:p>
          </table:table-cell>
          <table:table-cell office:value-type="string">
            <text:p><text:s/>&lt;i&gt;Entro in fifthQuest. {fifthQuest: fifthQuest ora = true|fifthQuest = false}.</text:p>
          </table:table-cell>
          <table:table-cell office:value-type="string">
            <text:p>&lt;i&gt;Entro in fifthQuest. {fifthQuest: fifthQuest ora = true|fifthQuest = false}.</text:p>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
          <table:table-cell office:value-type="string">
            <text:p>CultivableManagement-test-40cae06c</text:p>
          </table:table-cell>
          <table:table-cell office:value-type="string">
            <text:p><text:s/>Entro in sixfthQuest. {sixthQuest: &lt;i&gt;sixfthQuest ora = true|sixfthQuest = false}.</text:p>
          </table:table-cell>
          <table:table-cell office:value-type="string">
            <text:p>Entro in sixfthQuest. {sixthQuest: &lt;i&gt;sixfthQuest ora = true|sixfthQuest = false}.</text:p>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
          <table:table-cell office:value-type="string">
            <text:p>CultivableManagement-test-de178eff</text:p>
          </table:table-cell>
          <table:table-cell office:value-type="string">
            <text:p><text:s/>&lt;i&gt;Entro in seventhQuest. {seventhQuest: seventhQuest ora = true|seventhQuest = false}.</text:p>
          </table:table-cell>
          <table:table-cell office:value-type="string">
            <text:p>&lt;i&gt;Entro in seventhQuest. {seventhQuest: seventhQuest ora = true|seventhQuest = false}.</text:p>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
          <table:table-cell office:value-type="string">
            <text:p>CultivableManagement-test-a6545137</text:p>
          </table:table-cell>
          <table:table-cell office:value-type="string">
            <text:p><text:s/>&lt;i&gt;Entro in eighthQuest. {eighthQuest: eighthQuest ora = true|eighthQuest = false}.</text:p>
          </table:table-cell>
          <table:table-cell office:value-type="string">
            <text:p>&lt;i&gt;Entro in eighthQuest. {eighthQuest: eighthQuest ora = true|eighthQuest = false}.</text:p>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
          <table:table-cell office:value-type="string">
            <text:p>CultivableManagement-test-31afb485</text:p>
          </table:table-cell>
          <table:table-cell office:value-type="string">
            <text:p><text:s/>&lt;i&gt;Entro in ninthQuest. {ninthQuest: ninthQuest ora = true|ninthQuest = false}.</text:p>
          </table:table-cell>
          <table:table-cell office:value-type="string">
            <text:p>&lt;i&gt;Entro in ninthQuest. {ninthQuest: ninthQuest ora = true|ninthQuest = false}.</text:p>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
          <table:table-cell office:value-type="string">
            <text:p>CultivableManagement-test-d5e809c6</text:p>
          </table:table-cell>
          <table:table-cell office:value-type="string">
            <text:p><text:s/>&lt;i&gt;Entro in tenthQuest. {tenthQuest: tenthQuest ora = true|tenthQuest = false}.</text:p>
          </table:table-cell>
          <table:table-cell office:value-type="string">
            <text:p>&lt;i&gt;Entro in tenthQuest. {tenthQuest: tenthQuest ora = true|tenthQuest = false}.</text:p>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
          <table:table-cell office:value-type="string">
            <text:p>CultivableManagement-test-f14419a3</text:p>
          </table:table-cell>
          <table:table-cell office:value-type="string">
            <text:p><text:s/>&lt;i&gt;Entro in eleventhQuest. {eleventhQuest: eleventhQuest ora = true|eleventhQuest = false}.</text:p>
          </table:table-cell>
          <table:table-cell office:value-type="string">
            <text:p>&lt;i&gt;Entro in eleventhQuest. {eleventhQuest: eleventhQuest ora = true|eleventhQuest = false}.</text:p>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
          <table:table-cell office:value-type="string">
            <text:p>CultivableManagement-test-1acf23e4</text:p>
          </table:table-cell>
          <table:table-cell office:value-type="string">
            <text:p><text:s/>&lt;i&gt;Entro in twelfthQuest. {twelfthQuest: twelfthQuest ora = true|twelfthQuest = false}.</text:p>
          </table:table-cell>
          <table:table-cell office:value-type="string">
            <text:p>&lt;i&gt;Entro in twelfthQuest. {twelfthQuest: twelfthQuest ora = true|twelfthQuest = false}.</text:p>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
          <table:table-cell office:value-type="string">
            <text:p>CultivableManagement-test-8de5be62</text:p>
          </table:table-cell>
          <table:table-cell office:value-type="string">
            <text:p><text:s/>&lt;i&gt;Entro in thirteenthQuest. {thirteenthQuest: thirteenthQuest ora = true|thirteenthQuest = false}.</text:p>
          </table:table-cell>
          <table:table-cell office:value-type="string">
            <text:p>&lt;i&gt;Entro in thirteenthQuest. {thirteenthQuest: thirteenthQuest ora = true|thirteenthQuest = false}.</text:p>
          </table:table-cell>
        </table:table-row>
        <table:table-row table:style-name="ro2">
          <table:table-cell office:value-type="string">
            <text:p>CultivableManagement-test-903a4be4</text:p>
          </table:table-cell>
          <table:table-cell office:value-type="string">
            <text:p><text:s/>&lt;i&gt;Il riscrittore...|{pronouns has her:&lt;i&gt;La riscrittora...|&lt;i&gt;Lə riscrittorə...}</text:p>
          </table:table-cell>
          <table:table-cell/>
        </table:table-row>
        <table:table-row table:style-name="ro4">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
          <table:table-cell office:value-type="string">
            <text:p>CultivableManagement-test-62fe231c</text:p>
          </table:table-cell>
          <table:table-cell office:value-type="string">
            <text:p><text:s/>&lt;i&gt;Entro in fourteenthQuest. {fourteenthQuest: fourteenthQuest ora = true|fourteenthQuest = false}.</text:p>
          </table:table-cell>
          <table:table-cell office:value-type="string">
            <text:p>&lt;i&gt;Entro in fourteenthQuest. {fourteenthQuest: fourteenthQuest ora = true|fourteenthQuest = false}.</text:p>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4">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text:s/>&lt;i&gt;Entro in results.</text:p>
          </table:table-cell>
          <table:table-cell office:value-type="string">
            <text:p>&lt;i&gt;Entro in results.</text:p>
          </table:table-cell>
        </table:table-row>
        <table:table-row table:style-name="ro1">
          <table:table-cell office:value-type="string">
            <text:p>CultivableManagement-results-b2789583</text:p>
          </table:table-cell>
          <table:table-cell office:value-type="string">
            <text:p><text:s/>&lt;i&gt;Il valore di cropsType è {cropsType}.</text:p>
          </table:table-cell>
          <table:table-cell office:value-type="string">
            <text:p>&lt;i&gt;Il valore di cropsType è {cropsType}.</text:p>
          </table:table-cell>
        </table:table-row>
        <table:table-row table:style-name="ro2">
          <table:table-cell office:value-type="string">
            <text:p>CultivableManagement-results-db07eb06</text:p>
          </table:table-cell>
          <table:table-cell office:value-type="string">
            <text:p><text:s/>&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f4100f0d</text:p>
          </table:table-cell>
          <table:table-cell office:value-type="string">
            <text:p><text:s/>&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5c9a4a5e</text:p>
          </table:table-cell>
          <table:table-cell office:value-type="string">
            <text:p><text:s/>&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9ea9e4ab</text:p>
          </table:table-cell>
          <table:table-cell office:value-type="string">
            <text:p><text:s/>&lt;i&gt;backupCultivable contiene {chosenCultivable} e per questo lo rimuovo</text:p>
          </table:table-cell>
          <table:table-cell office:value-type="string">
            <text:p>&lt;i&gt;backupCultivable contiene {chosenCultivable} e per questo lo rimuovo</text:p>
          </table:table-cell>
        </table:table-row>
        <table:table-row table:style-name="ro2">
          <table:table-cell office:value-type="string">
            <text:p>CultivableManagement-results-1704cfab</text:p>
          </table:table-cell>
          <table:table-cell office:value-type="string">
            <text:p><text:s/>&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1">
          <table:table-cell office:value-type="string">
            <text:p>CultivableManagement-results-f946d216</text:p>
          </table:table-cell>
          <table:table-cell office:value-type="string">
            <text:p><text:s/>&lt;i&gt; Il fungo proposto è {chosenCultivable}.</text:p>
          </table:table-cell>
          <table:table-cell office:value-type="string">
            <text:p>&lt;i&gt; Il fungo proposto è {chosenCultivable}.</text:p>
          </table:table-cell>
        </table:table-row>
        <table:table-row table:style-name="ro2">
          <table:table-cell office:value-type="string">
            <text:p>CultivableManagement-results-fbe853da</text:p>
          </table:table-cell>
          <table:table-cell office:value-type="string">
            <text:p><text:s/>&lt;i&gt; backupCultivable non contiene {chosenCultivable} e per questo rilancio "results".</text:p>
          </table:table-cell>
          <table:table-cell office:value-type="string">
            <text:p>&lt;i&gt; backupCultivable non contiene {chosenCultivable} e per questo rilancio "results".</text:p>
          </table:table-cell>
        </table:table-row>
        <table:table-row table:style-name="ro2">
          <table:table-cell office:value-type="string">
            <text:p>CultivableManagement-results-4d48b705</text:p>
          </table:table-cell>
          <table:table-cell office:value-type="string">
            <text:p><text:s/>&lt;i&gt; backupCultivable contiene {chosenCultivable} e per questo lo rimuovo</text:p>
          </table:table-cell>
          <table:table-cell office:value-type="string">
            <text:p>&lt;i&gt; backupCultivable contiene {chosenCultivable} e per questo lo rimuovo</text:p>
          </table:table-cell>
        </table:table-row>
        <table:table-row table:style-name="ro2">
          <table:table-cell office:value-type="string">
            <text:p>CultivableManagement-results-b24d71c8</text:p>
          </table:table-cell>
          <table:table-cell office:value-type="string">
            <text:p>&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2">
          <table:table-cell office:value-type="string">
            <text:p>CultivableManagement-results-89eef81f</text:p>
          </table:table-cell>
          <table:table-cell office:value-type="string">
            <text:p><text:s/>&lt;i&gt; Le due liste hanno ancora elementi coltivabili, e per questo pesco dalla loro intersezione.</text:p>
          </table:table-cell>
          <table:table-cell office:value-type="string">
            <text:p>&lt;i&gt; Le due liste hanno ancora elementi coltivabili, e per questo pesco dalla loro intersezione.</text:p>
          </table:table-cell>
        </table:table-row>
        <table:table-row table:style-name="ro2">
          <table:table-cell office:value-type="string">
            <text:p>CultivableManagement-results-2e7569d3</text:p>
          </table:table-cell>
          <table:table-cell office:value-type="string">
            <text:p>&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a39e128a</text:p>
          </table:table-cell>
          <table:table-cell office:value-type="string">
            <text:p><text:s/>&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ef7981ba</text:p>
          </table:table-cell>
          <table:table-cell office:value-type="string">
            <text:p><text:s/>&lt;i&gt;Passo da else nella lista cropsType perché non c'è un fungo adatto.</text:p>
          </table:table-cell>
          <table:table-cell office:value-type="string">
            <text:p>&lt;i&gt;Passo da else nella lista cropsType perché non c'è un fungo adatto.</text:p>
          </table:table-cell>
        </table:table-row>
        <table:table-row table:style-name="ro1">
          <table:table-cell office:value-type="string">
            <text:p>CultivableManagement-results-5331f853</text:p>
          </table:table-cell>
          <table:table-cell office:value-type="string">
            <text:p><text:s/>Il fungo proposto è {chosenCultivable}.</text:p>
          </table:table-cell>
          <table:table-cell office:value-type="string">
            <text:p>Il fungo proposto è {chosenCultivable}.</text:p>
          </table:table-cell>
        </table:table-row>
        <table:table-row table:style-name="ro5">
          <table:table-cell office:value-type="string">
            <text:p>CultivableManagement-da_lista_a_coltivazioni-8104701f</text:p>
          </table:table-cell>
          <table:table-cell office:value-type="string">
            <text:p><text:s/>&lt;i&gt;Entro in da_lista_a_coltivazioni. Il valore di counter è {counter}, il valore di growing è {growing}. firstQuest è {firstQuest}, secondQuest è {secondQuest}, thirdQuest è {thirdQuest}.</text:p>
          </table:table-cell>
          <table:table-cell office:value-type="string">
            <text:p>&lt;i&gt;Entro in da_lista_a_coltivazioni. Il valore di counter è {counter}, il valore di growing è {growing}. firstQuest è {firstQuest}, secondQuest è {secondQuest}, thirdQuest è {thirdQuest}.</text:p>
          </table:table-cell>
        </table:table-row>
        <table:table-row table:style-name="ro1">
          <table:table-cell office:value-type="string">
            <text:p>CultivableManagement-da_lista_a_coltivazioni-4e944148</text:p>
          </table:table-cell>
          <table:table-cell office:value-type="string">
            <text:p><text:s/>&lt;i&gt;Gli elementi ancora coltivabili sono: {backupCultivable}.</text:p>
          </table:table-cell>
          <table:table-cell office:value-type="string">
            <text:p>&lt;i&gt;Gli elementi ancora coltivabili sono: {backupCultivable}.&lt;i&gt;</text:p>
          </table:table-cell>
        </table:table-row>
        <table:table-row table:style-name="ro2">
          <table:table-cell office:value-type="string">
            <text:p>CultivableManagement-da_lista_a_coltivazioni-805650c5</text:p>
          </table:table-cell>
          <table:table-cell office:value-type="string">
            <text:p><text:s/>&lt;i&gt;Svuoto lista tipo Coltivazioni. Il contenuto di tipo Coltivazioni ora è {cropsType}.</text:p>
          </table:table-cell>
          <table:table-cell office:value-type="string">
            <text:p>&lt;i&gt;Svuoto lista tipo Coltivazioni. Il contenuto di tipo Coltivazioni ora è {cropsType}.</text:p>
          </table:table-cell>
        </table:table-row>
        <table:table-row table:style-name="ro2">
          <table:table-cell office:value-type="string">
            <text:p>CultivableManagement-da_lista_a_coltivazioni-bbb01094</text:p>
          </table:table-cell>
          <table:table-cell office:value-type="string">
            <text:p><text:s/>&lt;i&gt;Svuoto lista firstAnswerTracker. Il contenuto di tipo firstAnswerTracker ora è {firstAnswerTracker==(): vuota|piena}.</text:p>
          </table:table-cell>
          <table:table-cell office:value-type="string">
            <text:p>&lt;i&gt;Svuoto lista firstAnswerTracker. Il contenuto di tipo firstAnswerTracker ora è {firstAnswerTracker==(): vuota|piena}.</text:p>
          </table:table-cell>
        </table:table-row>
        <table:table-row table:style-name="ro2">
          <table:table-cell office:value-type="string">
            <text:p>CultivableManagement-remove_fungo_proposto-d3411f26</text:p>
          </table:table-cell>
          <table:table-cell office:value-type="string">
            <text:p><text:s/>&lt;i&gt;Passo dalla funzione remove_fungo_proposto e rimuovo {chosenCultivable} da:</text:p>
          </table:table-cell>
          <table:table-cell office:value-type="string">
            <text:p>&lt;i&gt;Passo dalla funzione remove_fungo_proposto e rimuovo {chosenCultivable} da:</text:p>
          </table:table-cell>
        </table:table-row>
        <table:table-row table:style-name="ro1">
          <table:table-cell office:value-type="string">
            <text:p>CultivableManagement-remove_fungo_proposto-70858788</text:p>
          </table:table-cell>
          <table:table-cell office:value-type="string">
            <text:p><text:s/>&lt;i&gt;piante ricordo.</text:p>
          </table:table-cell>
          <table:table-cell office:value-type="string">
            <text:p>&lt;i&gt;piante ricordo.</text:p>
          </table:table-cell>
        </table:table-row>
        <table:table-row table:style-name="ro1">
          <table:table-cell office:value-type="string">
            <text:p>CultivableManagement-remove_fungo_proposto-c7150e86</text:p>
          </table:table-cell>
          <table:table-cell office:value-type="string">
            <text:p><text:s/>&lt;i&gt;piante novità.</text:p>
          </table:table-cell>
          <table:table-cell office:value-type="string">
            <text:p>&lt;i&gt;piante novità.</text:p>
          </table:table-cell>
        </table:table-row>
        <table:table-row table:style-name="ro1">
          <table:table-cell office:value-type="string">
            <text:p>CultivableManagement-remove_fungo_proposto-33e4b10a</text:p>
          </table:table-cell>
          <table:table-cell office:value-type="string">
            <text:p><text:s/>&lt;i&gt;piante collaborazione.</text:p>
          </table:table-cell>
          <table:table-cell office:value-type="string">
            <text:p>&lt;i&gt;piante collaborazione.</text:p>
          </table:table-cell>
        </table:table-row>
        <table:table-row table:style-name="ro1">
          <table:table-cell office:value-type="string">
            <text:p>CultivableManagement-remove_fungo_proposto-4063207c</text:p>
          </table:table-cell>
          <table:table-cell office:value-type="string">
            <text:p><text:s/>&lt;i&gt;piante ciclicità.</text:p>
          </table:table-cell>
          <table:table-cell office:value-type="string">
            <text:p>&lt;i&gt;piante ciclicità.</text:p>
          </table:table-cell>
        </table:table-row>
        <table:table-row table:style-name="ro1">
          <table:table-cell office:value-type="string">
            <text:p>CultivableManagement-remove_fungo_proposto-63a15170</text:p>
          </table:table-cell>
          <table:table-cell office:value-type="string">
            <text:p><text:s/>&lt;i&gt;piante indipendenza.</text:p>
          </table:table-cell>
          <table:table-cell office:value-type="string">
            <text:p>&lt;i&gt;piante indipendenza.</text:p>
          </table:table-cell>
        </table:table-row>
        <table:table-row table:style-name="ro1">
          <table:table-cell office:value-type="string">
            <text:p>CultivableManagement-remove_fungo_proposto-d5351193</text:p>
          </table:table-cell>
          <table:table-cell office:value-type="string">
            <text:p><text:s/>&lt;i&gt;piante cancellazione.</text:p>
          </table:table-cell>
          <table:table-cell office:value-type="string">
            <text:p>&lt;i&gt;piante cancellazione.</text:p>
          </table:table-cell>
        </table:table-row>
        <table:table-row table:style-name="ro1">
          <table:table-cell office:value-type="string">
            <text:p>CultivableManagement-remove_fungo_proposto-a82d6f2c</text:p>
          </table:table-cell>
          <table:table-cell office:value-type="string">
            <text:p><text:s/>&lt;i&gt;backup Coltivabili.</text:p>
          </table:table-cell>
          <table:table-cell office:value-type="string">
            <text:p>&lt;i&gt;backup Coltivabili.</text:p>
          </table:table-cell>
        </table:table-row>
        <table:table-row table:style-name="ro5">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office:value-type="string">
            <text:p>TheFrog</text:p>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text:s/>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4">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office:value-type="string">
            <text:p>&lt;i&gt;Sei dalle falene&lt;/i&gt;</text:p>
          </table:table-cell>
        </table:table-row>
        <table:table-row table:style-name="ro1">
          <table:table-cell office:value-type="string">
            <text:p>Nest-nest-9803e782</text:p>
          </table:table-cell>
          <table:table-cell office:value-type="string">
            <text:p>Coccoli le falene</text:p>
          </table:table-cell>
          <table:table-cell office:value-type="string">
            <text:p>Coccoli le falene</text:p>
          </table:table-cell>
        </table:table-row>
        <table:table-row table:style-name="ro1">
          <table:table-cell office:value-type="string">
            <text:p>Nest-nest-10f5f96f</text:p>
          </table:table-cell>
          <table:table-cell office:value-type="string">
            <text:p>Mi guardo attorno</text:p>
          </table:table-cell>
          <table:table-cell office:value-type="string">
            <text:p>Mi guardo attorno</text:p>
          </table:table-cell>
        </table:table-row>
        <table:table-row table:style-name="ro1">
          <table:table-cell office:value-type="string">
            <text:p>Laboratory-laboratory-fb5edec8</text:p>
          </table:table-cell>
          <table:table-cell office:value-type="string">
            <text:p>&lt;i&gt;Ecco: è il momento di una bella tisana&lt;/i&gt;</text:p>
          </table:table-cell>
          <table:table-cell office:value-type="string">
            <text:p>&lt;i&gt;Ecco: è il momento di una bella tisana&lt;/i&gt;</text:p>
          </table:table-cell>
        </table:table-row>
        <table:table-row table:style-name="ro1">
          <table:table-cell office:value-type="string">
            <text:p>Laboratory-laboratory-1cc26d90</text:p>
          </table:table-cell>
          <table:table-cell office:value-type="string">
            <text:p>Inizio a preparare una tisana</text:p>
          </table:table-cell>
          <table:table-cell office:value-type="string">
            <text:p>Inizio a preparare una tisana</text:p>
          </table:table-cell>
        </table:table-row>
        <table:table-row table:style-name="ro7">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4">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5">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14">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4">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7">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4">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4">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7">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5">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5">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5">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4">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4">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4">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4">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7">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4">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7">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7">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5">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5">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5">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5">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4">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7">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7">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4">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
          <table:table-cell office:value-type="string">
            <text:p>FirstStory-steno_artico-8498986c</text:p>
          </table:table-cell>
          <table:table-cell office:value-type="string">
            <text:p>&lt;i&gt; This anger, which has been stolen from me&lt;/i&gt; by StenoArtico (he/him, none).</text:p>
          </table:table-cell>
          <table:table-cell office:value-type="string">
            <text:p>&lt;i&gt; This anger, which has been stolen from me&lt;/i&gt; by StenoArtico (he/him, none).</text:p>
          </table:table-cell>
        </table:table-row>
        <table:table-row table:style-name="ro1">
          <table:table-cell office:value-type="string">
            <text:p>FirstStory-steno_artico-6d928c45</text:p>
          </table:table-cell>
          <table:table-cell table:number-columns-repeated="2" office:value-type="string">
            <text:p>It always comes</text:p>
          </table:table-cell>
        </table:table-row>
        <table:table-row table:style-name="ro1">
          <table:table-cell office:value-type="string">
            <text:p>FirstStory-steno_artico-ea16dc86</text:p>
          </table:table-cell>
          <table:table-cell table:number-columns-repeated="2" office:value-type="string">
            <text:p>to kick me in the stomach</text:p>
          </table:table-cell>
        </table:table-row>
        <table:table-row table:style-name="ro1">
          <table:table-cell office:value-type="string">
            <text:p>FirstStory-steno_artico-ce73405e</text:p>
          </table:table-cell>
          <table:table-cell table:number-columns-repeated="2" office:value-type="string">
            <text:p>when I’m already on the ground.</text:p>
          </table:table-cell>
        </table:table-row>
        <table:table-row table:style-name="ro1">
          <table:table-cell office:value-type="string">
            <text:p>FirstStory-steno_artico-f12358d4</text:p>
          </table:table-cell>
          <table:table-cell table:number-columns-repeated="2" office:value-type="string">
            <text:p>That angry voice</text:p>
          </table:table-cell>
        </table:table-row>
        <table:table-row table:style-name="ro1">
          <table:table-cell office:value-type="string">
            <text:p>FirstStory-steno_artico-fee41250</text:p>
          </table:table-cell>
          <table:table-cell table:number-columns-repeated="2" office:value-type="string">
            <text:p>calls me, defines me, condemns me</text:p>
          </table:table-cell>
        </table:table-row>
        <table:table-row table:style-name="ro1">
          <table:table-cell office:value-type="string">
            <text:p>FirstStory-steno_artico-4f6cafe8</text:p>
          </table:table-cell>
          <table:table-cell table:number-columns-repeated="2" office:value-type="string">
            <text:p>the worst person possible</text:p>
          </table:table-cell>
        </table:table-row>
        <table:table-row table:style-name="ro1">
          <table:table-cell office:value-type="string">
            <text:p>FirstStory-steno_artico-5104576a</text:p>
          </table:table-cell>
          <table:table-cell table:number-columns-repeated="2" office:value-type="string">
            <text:p>worthless</text:p>
          </table:table-cell>
        </table:table-row>
        <table:table-row table:style-name="ro1">
          <table:table-cell office:value-type="string">
            <text:p>FirstStory-steno_artico-00f67f6e</text:p>
          </table:table-cell>
          <table:table-cell table:number-columns-repeated="2" office:value-type="string">
            <text:p>disgusting.</text:p>
          </table:table-cell>
        </table:table-row>
        <table:table-row table:style-name="ro1">
          <table:table-cell office:value-type="string">
            <text:p>FirstStory-steno_artico-9d23a3ff</text:p>
          </table:table-cell>
          <table:table-cell table:number-columns-repeated="2" office:value-type="string">
            <text:p>Why is it dead set against me?</text:p>
          </table:table-cell>
        </table:table-row>
        <table:table-row table:style-name="ro1">
          <table:table-cell office:value-type="string">
            <text:p>FirstStory-steno_artico-244d76cb</text:p>
          </table:table-cell>
          <table:table-cell table:number-columns-repeated="2" office:value-type="string">
            <text:p>We are like a rabbit that mauls its own paw</text:p>
          </table:table-cell>
        </table:table-row>
        <table:table-row table:style-name="ro1">
          <table:table-cell office:value-type="string">
            <text:p>FirstStory-steno_artico-715bdc74</text:p>
          </table:table-cell>
          <table:table-cell table:number-columns-repeated="2" office:value-type="string">
            <text:p>to escape a bear trap.</text:p>
          </table:table-cell>
        </table:table-row>
        <table:table-row table:style-name="ro1">
          <table:table-cell office:value-type="string">
            <text:p>FirstStory-steno_artico-68bbbef8</text:p>
          </table:table-cell>
          <table:table-cell table:number-columns-repeated="2" office:value-type="string">
            <text:p>But why does nobody maul the hunter?</text:p>
          </table:table-cell>
        </table:table-row>
        <table:table-row table:style-name="ro1">
          <table:table-cell office:value-type="string">
            <text:p>FirstStory-steno_artico-1e69d14d</text:p>
          </table:table-cell>
          <table:table-cell table:number-columns-repeated="2" office:value-type="string">
            <text:p>Where does it come from?</text:p>
          </table:table-cell>
        </table:table-row>
        <table:table-row table:style-name="ro2">
          <table:table-cell office:value-type="string">
            <text:p>FirstStory-steno_artico-74846a7a</text:p>
          </table:table-cell>
          <table:table-cell table:number-columns-repeated="2" office:value-type="string">
            <text:p>Is it an echo of childhood? The offhand comment of an offended uncle</text:p>
          </table:table-cell>
        </table:table-row>
        <table:table-row table:style-name="ro1">
          <table:table-cell office:value-type="string">
            <text:p>FirstStory-steno_artico-2704f6bd</text:p>
          </table:table-cell>
          <table:table-cell table:number-columns-repeated="2" office:value-type="string">
            <text:p>now forever burned in my brain?</text:p>
          </table:table-cell>
        </table:table-row>
        <table:table-row table:style-name="ro1">
          <table:table-cell office:value-type="string">
            <text:p>FirstStory-steno_artico-526f1c53</text:p>
          </table:table-cell>
          <table:table-cell table:number-columns-repeated="2" office:value-type="string">
            <text:p>Maybe this is a misplaced question.</text:p>
          </table:table-cell>
        </table:table-row>
        <table:table-row table:style-name="ro1">
          <table:table-cell office:value-type="string">
            <text:p>FirstStory-steno_artico-ffd46169</text:p>
          </table:table-cell>
          <table:table-cell table:number-columns-repeated="2" office:value-type="string">
            <text:p>It has no origin,</text:p>
          </table:table-cell>
        </table:table-row>
        <table:table-row table:style-name="ro1">
          <table:table-cell office:value-type="string">
            <text:p>FirstStory-steno_artico-030cbf6d</text:p>
          </table:table-cell>
          <table:table-cell table:number-columns-repeated="2" office:value-type="string">
            <text:p>it is the origin: action and reaction,</text:p>
          </table:table-cell>
        </table:table-row>
        <table:table-row table:style-name="ro1">
          <table:table-cell office:value-type="string">
            <text:p>FirstStory-steno_artico-0b35c361</text:p>
          </table:table-cell>
          <table:table-cell table:number-columns-repeated="2" office:value-type="string">
            <text:p>eternal energy which touches,</text:p>
          </table:table-cell>
        </table:table-row>
        <table:table-row table:style-name="ro1">
          <table:table-cell office:value-type="string">
            <text:p>FirstStory-steno_artico-2f8fe455</text:p>
          </table:table-cell>
          <table:table-cell table:number-columns-repeated="2" office:value-type="string">
            <text:p>bounces, transforms.</text:p>
          </table:table-cell>
        </table:table-row>
        <table:table-row table:style-name="ro1">
          <table:table-cell office:value-type="string">
            <text:p>FirstStory-steno_artico-284c4991</text:p>
          </table:table-cell>
          <table:table-cell table:number-columns-repeated="2" office:value-type="string">
            <text:p>After all, everything was born out of a bang,</text:p>
          </table:table-cell>
        </table:table-row>
        <table:table-row table:style-name="ro1">
          <table:table-cell office:value-type="string">
            <text:p>FirstStory-steno_artico-6a40d4c7</text:p>
          </table:table-cell>
          <table:table-cell table:number-columns-repeated="2" office:value-type="string">
            <text:p>not out of a shy raised hand.</text:p>
          </table:table-cell>
        </table:table-row>
        <table:table-row table:style-name="ro1">
          <table:table-cell office:value-type="string">
            <text:p>FirstStory-steno_artico-689f4470</text:p>
          </table:table-cell>
          <table:table-cell table:number-columns-repeated="2" office:value-type="string">
            <text:p>This anger, which has been stolen from me,</text:p>
          </table:table-cell>
        </table:table-row>
        <table:table-row table:style-name="ro1">
          <table:table-cell office:value-type="string">
            <text:p>FirstStory-steno_artico-fde098a4</text:p>
          </table:table-cell>
          <table:table-cell table:number-columns-repeated="2" office:value-type="string">
            <text:p>I want to try to embrace it.</text:p>
          </table:table-cell>
        </table:table-row>
        <table:table-row table:style-name="ro1">
          <table:table-cell office:value-type="string">
            <text:p>FirstStory-steno_artico-2d9c600c</text:p>
          </table:table-cell>
          <table:table-cell table:number-columns-repeated="2" office:value-type="string">
            <text:p>I want to catch its lightning bolt with bare hands.</text:p>
          </table:table-cell>
        </table:table-row>
        <table:table-row table:style-name="ro1">
          <table:table-cell office:value-type="string">
            <text:p>FirstStory-steno_artico-8d269900</text:p>
          </table:table-cell>
          <table:table-cell table:number-columns-repeated="2" office:value-type="string">
            <text:p>It will hurt, but it’s fine.</text:p>
          </table:table-cell>
        </table:table-row>
        <table:table-row table:style-name="ro1">
          <table:table-cell office:value-type="string">
            <text:p>FirstStory-steno_artico-5ffb078d</text:p>
          </table:table-cell>
          <table:table-cell table:number-columns-repeated="2" office:value-type="string">
            <text:p>I want to smash the mirror maze</text:p>
          </table:table-cell>
        </table:table-row>
        <table:table-row table:style-name="ro1">
          <table:table-cell office:value-type="string">
            <text:p>FirstStory-steno_artico-efd7dba9</text:p>
          </table:table-cell>
          <table:table-cell table:number-columns-repeated="2" office:value-type="string">
            <text:p>and turn it into windows.</text:p>
          </table:table-cell>
        </table:table-row>
        <table:table-row table:style-name="ro1">
          <table:table-cell office:value-type="string">
            <text:p>FirstStory-steno_artico-ec1cbbec</text:p>
          </table:table-cell>
          <table:table-cell table:number-columns-repeated="2" office:value-type="string">
            <text:p>I want to aim this new hurricane far away,</text:p>
          </table:table-cell>
        </table:table-row>
        <table:table-row table:style-name="ro1">
          <table:table-cell office:value-type="string">
            <text:p>FirstStory-steno_artico-cbaab0f9</text:p>
          </table:table-cell>
          <table:table-cell table:number-columns-repeated="2" office:value-type="string">
            <text:p>towards the mountains of my mind,</text:p>
          </table:table-cell>
        </table:table-row>
        <table:table-row table:style-name="ro1">
          <table:table-cell office:value-type="string">
            <text:p>FirstStory-steno_artico-0385ea24</text:p>
          </table:table-cell>
          <table:table-cell table:number-columns-repeated="2" office:value-type="string">
            <text:p>then transform their wind turbines in propellers</text:p>
          </table:table-cell>
        </table:table-row>
        <table:table-row table:style-name="ro1">
          <table:table-cell office:value-type="string">
            <text:p>FirstStory-steno_artico-1c95be68</text:p>
          </table:table-cell>
          <table:table-cell table:number-columns-repeated="2" office:value-type="string">
            <text:p>and take it off.</text:p>
          </table:table-cell>
        </table:table-row>
        <table:table-row table:style-name="ro1">
          <table:table-cell office:value-type="string">
            <text:p>FirstStory-steno_artico-b47e2dd6</text:p>
          </table:table-cell>
          <table:table-cell table:number-columns-repeated="2" office:value-type="string">
            <text:p>Which way, I don’t know yet.</text:p>
          </table:table-cell>
        </table:table-row>
        <table:table-row table:style-name="ro1">
          <table:table-cell office:value-type="string">
            <text:p>FirstStory-steno_artico-4bd60049</text:p>
          </table:table-cell>
          <table:table-cell table:number-columns-repeated="2" office:value-type="string">
            <text:p>And I like it.</text:p>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office:value-type="string">
            <text:p>&lt;i&gt;The touch of anger&lt;/i&gt; by K.(she/her).</text:p>
          </table:table-cell>
        </table:table-row>
        <table:table-row table:style-name="ro2">
          <table:table-cell office:value-type="string">
            <text:p>FirstStory-b-67e0eb6a</text:p>
          </table:table-cell>
          <table:table-cell table:number-columns-repeated="2" office:value-type="string">
            <text:p>I still remember vividly how anger was an emotion I deeply feared.</text:p>
          </table:table-cell>
        </table:table-row>
        <table:table-row table:style-name="ro4">
          <table:table-cell office:value-type="string">
            <text:p>FirstStory-b-71fbdf9c</text:p>
          </table:table-cell>
          <table:table-cell table:number-columns-repeated="2" office:value-type="string">
            <text:p>As a child, I grew up suffering from my father’s sudden outbursts of rage, an expression of a generational trauma he never had the chance to overcome.</text:p>
          </table:table-cell>
        </table:table-row>
        <table:table-row table:style-name="ro2">
          <table:table-cell office:value-type="string">
            <text:p>FirstStory-b-ead9f917</text:p>
          </table:table-cell>
          <table:table-cell table:number-columns-repeated="2" office:value-type="string">
            <text:p>Naturally, anger became something I feared, and I shaped my life to avoid being its target.</text:p>
          </table:table-cell>
        </table:table-row>
        <table:table-row table:style-name="ro4">
          <table:table-cell office:value-type="string">
            <text:p>FirstStory-b-492177fc</text:p>
          </table:table-cell>
          <table:table-cell table:number-columns-repeated="2" office:value-type="string">
            <text:p>People were pleased with me because I was a docile girl who listened to teachers and adults and who never made her parents worry.</text:p>
          </table:table-cell>
        </table:table-row>
        <table:table-row table:style-name="ro2">
          <table:table-cell office:value-type="string">
            <text:p>FirstStory-b-7bb11612</text:p>
          </table:table-cell>
          <table:table-cell table:number-columns-repeated="2" office:value-type="string">
            <text:p>Sometimes, I still find myself thinking how much of my true self I hid because of my coping mechanisms.</text:p>
          </table:table-cell>
        </table:table-row>
        <table:table-row table:style-name="ro2">
          <table:table-cell office:value-type="string">
            <text:p>FirstStory-b-5dce123e</text:p>
          </table:table-cell>
          <table:table-cell table:number-columns-repeated="2" office:value-type="string">
            <text:p>My childhood left me with no tools to control this emotion during my turbulent teenage years.</text:p>
          </table:table-cell>
        </table:table-row>
        <table:table-row table:style-name="ro4">
          <table:table-cell office:value-type="string">
            <text:p>FirstStory-b-8f2601ee</text:p>
          </table:table-cell>
          <table:table-cell table:number-columns-repeated="2" office:value-type="string">
            <text:p>When I felt anger swelling up within myself, it would soon become frustration, which found its way outside as tears trickling down my cheeks.</text:p>
          </table:table-cell>
        </table:table-row>
        <table:table-row table:style-name="ro4">
          <table:table-cell office:value-type="string">
            <text:p>FirstStory-b-01e33b93</text:p>
          </table:table-cell>
          <table:table-cell table:number-columns-repeated="2" office:value-type="string">
            <text:p>And when I became a target of insults, anger and bullying, I couldn’t count on this important emotion to fight against the injustice I was suffering from.</text:p>
          </table:table-cell>
        </table:table-row>
        <table:table-row table:style-name="ro2">
          <table:table-cell office:value-type="string">
            <text:p>FirstStory-b-462249c2</text:p>
          </table:table-cell>
          <table:table-cell table:number-columns-repeated="2" office:value-type="string">
            <text:p>I often felt powerless and robbed of something important, if not fundamental.</text:p>
          </table:table-cell>
        </table:table-row>
        <table:table-row table:style-name="ro2">
          <table:table-cell office:value-type="string">
            <text:p>FirstStory-b-9cba2a82</text:p>
          </table:table-cell>
          <table:table-cell table:number-columns-repeated="2" office:value-type="string">
            <text:p>When I recall these moments, I often feel tears prickling my eyes because I see how helpless I was.</text:p>
          </table:table-cell>
        </table:table-row>
        <table:table-row table:style-name="ro1">
          <table:table-cell office:value-type="string">
            <text:p>FirstStory-b-076d846f</text:p>
          </table:table-cell>
          <table:table-cell table:number-columns-repeated="2" office:value-type="string">
            <text:p>Now I know how important anger is.</text:p>
          </table:table-cell>
        </table:table-row>
        <table:table-row table:style-name="ro4">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office:value-type="string">
            <text:p>This transformative emotion has the power to break the chains tying us down, to protect our loved ones and to stand our ground in the face of injustice.</text:p>
          </table:table-cell>
        </table:table-row>
        <table:table-row table:style-name="ro4">
          <table:table-cell office:value-type="string">
            <text:p>FirstStory-b-bd019e00</text:p>
          </table:table-cell>
          <table:table-cell table:number-columns-repeated="2" office:value-type="string">
            <text:p>It is a strong wave that comes crashing down on what makes you suffer and washes it away, leaving room to grow something new.</text:p>
          </table:table-cell>
        </table:table-row>
        <table:table-row table:style-name="ro4">
          <table:table-cell office:value-type="string">
            <text:p>FirstStory-b-a4872773</text:p>
          </table:table-cell>
          <table:table-cell table:number-columns-repeated="2" office:value-type="string">
            <text:p>Learning to wield my anger for a good cause was one of the most rewarding achievements in my life as a person and as a woman.</text:p>
          </table:table-cell>
        </table:table-row>
        <table:table-row table:style-name="ro4">
          <table:table-cell office:value-type="string">
            <text:p>FirstStory-b-b70879b5</text:p>
          </table:table-cell>
          <table:table-cell table:number-columns-repeated="2" office:value-type="string">
            <text:p>And I hope that every person out there is also living their life to their fullest, knowing how precious each emotion we feel is… anger too.</text:p>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4">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7">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4">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4">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7">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4">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4">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5">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7">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4">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4">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4">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4">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5">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4">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4">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7">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5">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4">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4">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4">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4">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4">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4">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4">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5">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office:value-type="string">
            <text:p>&lt;i&gt;Getting warm&lt;/i&gt; by Cecilia Formicola (she/her).</text:p>
          </table:table-cell>
        </table:table-row>
        <table:table-row table:style-name="ro1">
          <table:table-cell office:value-type="string">
            <text:p>SecondStory-cecilia_formicola-4536b599</text:p>
          </table:table-cell>
          <table:table-cell table:number-columns-repeated="2" office:value-type="string">
            <text:p>"I hate them."</text:p>
          </table:table-cell>
        </table:table-row>
        <table:table-row table:style-name="ro1">
          <table:table-cell office:value-type="string">
            <text:p>SecondStory-cecilia_formicola-b5c30079</text:p>
          </table:table-cell>
          <table:table-cell office:value-type="string">
            <text:p>"Who doesn't, Alchemilla."</text:p>
          </table:table-cell>
          <table:table-cell office:value-type="string">
            <text:p>"Who doesn't, Alchemilla."</text:p>
          </table:table-cell>
        </table:table-row>
        <table:table-row table:style-name="ro1">
          <table:table-cell office:value-type="string">
            <text:p>SecondStory-cecilia_formicola-e34e7bb0</text:p>
          </table:table-cell>
          <table:table-cell office:value-type="string">
            <text:p>"I can't stand them. I want to see them suffer, agonise, burn...."</text:p>
          </table:table-cell>
          <table:table-cell office:value-type="string">
            <text:p>"I can't stand them. I want to see them suffer, agonise, burn...."</text:p>
          </table:table-cell>
        </table:table-row>
        <table:table-row table:style-name="ro2">
          <table:table-cell office:value-type="string">
            <text:p>SecondStory-cecilia_formicola-dd42e7c3</text:p>
          </table:table-cell>
          <table:table-cell table:number-columns-repeated="2" office:value-type="string">
            <text:p>An overbearing tongue of fire rose to lap the pewter pot that simmered briskly, dangling over the bonfire.</text:p>
          </table:table-cell>
        </table:table-row>
        <table:table-row table:style-name="ro2">
          <table:table-cell office:value-type="string">
            <text:p>SecondStory-cecilia_formicola-f5cc2a8e</text:p>
          </table:table-cell>
          <table:table-cell office:value-type="string">
            <text:p>"If I could, Alchemilla" muttered Bergamot, "I would skewer them myself."</text:p>
          </table:table-cell>
          <table:table-cell office:value-type="string">
            <text:p>"If I could, Alchemilla" muttered Bergamot, "I would skewer them myself."</text:p>
          </table:table-cell>
        </table:table-row>
        <table:table-row table:style-name="ro4">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office:value-type="string">
            <text:p>The embers smouldered, glowing in dark red, for just an instant. Forsythia diligently stirred them. "Let go, girls" she urged them. "We need more fire.</text:p>
          </table:table-cell>
        </table:table-row>
        <table:table-row table:style-name="ro1">
          <table:table-cell office:value-type="string">
            <text:p>SecondStory-cecilia_formicola-7d5c5cc2</text:p>
          </table:table-cell>
          <table:table-cell table:number-columns-repeated="2" office:value-type="string">
            <text:p>"Louts, bullies..."</text:p>
          </table:table-cell>
        </table:table-row>
        <table:table-row table:style-name="ro1">
          <table:table-cell office:value-type="string">
            <text:p>SecondStory-cecilia_formicola-0e17e8c6</text:p>
          </table:table-cell>
          <table:table-cell office:value-type="string">
            <text:p>"Damn cowards" reproached Bergamot."</text:p>
          </table:table-cell>
          <table:table-cell office:value-type="string">
            <text:p>"Damn cowards" reproached Bergamot."</text:p>
          </table:table-cell>
        </table:table-row>
        <table:table-row table:style-name="ro1">
          <table:table-cell office:value-type="string">
            <text:p>SecondStory-cecilia_formicola-f01f58bd</text:p>
          </table:table-cell>
          <table:table-cell table:number-columns-repeated="2" office:value-type="string">
            <text:p>"Dirty, filthy..."</text:p>
          </table:table-cell>
        </table:table-row>
        <table:table-row table:style-name="ro4">
          <table:table-cell office:value-type="string">
            <text:p>SecondStory-cecilia_formicola-9e9414ba</text:p>
          </table:table-cell>
          <table:table-cell table:number-columns-repeated="2" office:value-type="string">
            <text:p>"Is it true they don't wash? Will someone explain to me why they don't wash?" wondered Mimosa. The fire crackled softly in reply.</text:p>
          </table:table-cell>
        </table:table-row>
        <table:table-row table:style-name="ro1">
          <table:table-cell office:value-type="string">
            <text:p>SecondStory-cecilia_formicola-e31ba405</text:p>
          </table:table-cell>
          <table:table-cell table:number-columns-repeated="2" office:value-type="string">
            <text:p>"Ridiculous, scoundrels..."</text:p>
          </table:table-cell>
        </table:table-row>
        <table:table-row table:style-name="ro2">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office:value-type="string">
            <text:p>"Alchemilla, don't hold back, please" said Forsythia, lifting the lid to check the contents of the pot. "We need much more fire."</text:p>
          </table:table-cell>
        </table:table-row>
        <table:table-row table:style-name="ro2">
          <table:table-cell office:value-type="string">
            <text:p>SecondStory-cecilia_formicola-2f80504e</text:p>
          </table:table-cell>
          <table:table-cell office:value-type="string">
            <text:p>"All right!" blurted out Alchemilla. "Bastards! Ass"licking pieces of shit, lousy fascists...."</text:p>
          </table:table-cell>
          <table:table-cell office:value-type="string">
            <text:p>"All right!" blurted out Alchemilla. "Bastards! Ass"licking pieces of shit, lousy fascists...."</text:p>
          </table:table-cell>
        </table:table-row>
        <table:table-row table:style-name="ro2">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office:value-type="string">
            <text:p>"Men! " shouted Bergamot. "There is not one that won't let you down. Make me change my mind!". The flames rose brighter."</text:p>
          </table:table-cell>
        </table:table-row>
        <table:table-row table:style-name="ro7">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row>
        <table:table-row table:style-name="ro2">
          <table:table-cell office:value-type="string">
            <text:p>SecondStory-cecilia_formicola-69ccb064</text:p>
          </table:table-cell>
          <table:table-cell office:value-type="string">
            <text:p>"But why do they still exist" sobbed Alchemilla. "We should have killed them all before."</text:p>
          </table:table-cell>
          <table:table-cell office:value-type="string">
            <text:p>"But why do they still exist" sobbed Alchemilla. "We should have killed them all before."</text:p>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office:value-type="string">
            <text:p>"We can still make up for it…" Bergamot reminded her.</text:p>
          </table:table-cell>
        </table:table-row>
        <table:table-row table:style-name="ro2">
          <table:table-cell office:value-type="string">
            <text:p>SecondStory-cecilia_formicola-1f40eea1</text:p>
          </table:table-cell>
          <table:table-cell table:number-columns-repeated="2" office:value-type="string">
            <text:p>Mimosa sneered at the idea. "Forsythia, how much can we indulge in torture dreams?"</text:p>
          </table:table-cell>
        </table:table-row>
        <table:table-row table:style-name="ro2">
          <table:table-cell office:value-type="string">
            <text:p>SecondStory-cecilia_formicola-099e78e4</text:p>
          </table:table-cell>
          <table:table-cell table:number-columns-repeated="2" office:value-type="string">
            <text:p>"No need" answered Forsythia cheerfully, giving the pot a stir. "It's ready. Unless, of course, you still want to...."</text:p>
          </table:table-cell>
        </table:table-row>
        <table:table-row table:style-name="ro2">
          <table:table-cell office:value-type="string">
            <text:p>SecondStory-cecilia_formicola-618de979</text:p>
          </table:table-cell>
          <table:table-cell office:value-type="string">
            <text:p>"No, thank you" replied Alchemilla huffing. "You know how hard it is for me to let the anger out."</text:p>
          </table:table-cell>
          <table:table-cell office:value-type="string">
            <text:p>"No, thank you" replied Alchemilla huffing. "You know how hard it is for me to let the anger out."</text:p>
          </table:table-cell>
        </table:table-row>
        <table:table-row table:style-name="ro2">
          <table:table-cell office:value-type="string">
            <text:p>SecondStory-cecilia_formicola-62f82974</text:p>
          </table:table-cell>
          <table:table-cell office:value-type="string">
            <text:p>"You're a marvel when you do, though" Mimosa smiled at her. Alchemilla lowered her eyes, delighted.</text:p>
          </table:table-cell>
          <table:table-cell office:value-type="string">
            <text:p>"You're a marvel when you do, though" Mimosa smiled at her. Alchemilla lowered her eyes, delighted.</text:p>
          </table:table-cell>
        </table:table-row>
        <table:table-row table:style-name="ro7">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row>
        <table:table-row table:style-name="ro2">
          <table:table-cell office:value-type="string">
            <text:p>SecondStory-cecilia_formicola-dbe93ff9</text:p>
          </table:table-cell>
          <table:table-cell office:value-type="string">
            <text:p>"What have you prepared today?" Alchemilla asked her, still a bit excited.</text:p>
          </table:table-cell>
          <table:table-cell office:value-type="string">
            <text:p>"What have you prepared today?" Alchemilla asked her, still a bit excited.</text:p>
          </table:table-cell>
        </table:table-row>
        <table:table-row table:style-name="ro1">
          <table:table-cell office:value-type="string">
            <text:p>SecondStory-cecilia_formicola-3a437526</text:p>
          </table:table-cell>
          <table:table-cell table:number-columns-repeated="2" office:value-type="string">
            <text:p>"Potato soup" answered Forsythia, taking a generous spoonful.</text:p>
          </table:table-cell>
        </table:table-row>
        <table:table-row table:style-name="ro2">
          <table:table-cell office:value-type="string">
            <text:p>SecondStory-cecilia_formicola-fd8f4f01</text:p>
          </table:table-cell>
          <table:table-cell office:value-type="string">
            <text:p>"My favourite!" sighed Bergamot happily, also taking a seat around the fire.</text:p>
          </table:table-cell>
          <table:table-cell office:value-type="string">
            <text:p>"My favourite!" sighed Bergamot happily, also taking a seat around the fire.</text:p>
          </table:table-cell>
        </table:table-row>
        <table:table-row table:style-name="ro2">
          <table:table-cell office:value-type="string">
            <text:p>SecondStory-cecilia_formicola-e137840b</text:p>
          </table:table-cell>
          <table:table-cell table:number-columns-repeated="2" office:value-type="string">
            <text:p>"I put a secret ingredient in it this time. Let's see if you can guess."</text:p>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office:value-type="string">
            <text:p>"Mmm... what is it, sweet paprika?" asked Alchemilla, tasting.</text:p>
          </table:table-cell>
        </table:table-row>
        <table:table-row table:style-name="ro1">
          <table:table-cell office:value-type="string">
            <text:p>SecondStory-cecilia_formicola-2f6d15cb</text:p>
          </table:table-cell>
          <table:table-cell office:value-type="string">
            <text:p>"No, I think it's berbere" said Mimosa.</text:p>
          </table:table-cell>
          <table:table-cell office:value-type="string">
            <text:p>"No, I think it's berbere" said Mimosa.</text:p>
          </table:table-cell>
        </table:table-row>
        <table:table-row table:style-name="ro1">
          <table:table-cell office:value-type="string">
            <text:p>SecondStory-cecilia_formicola-61209654</text:p>
          </table:table-cell>
          <table:table-cell table:number-columns-repeated="2" office:value-type="string">
            <text:p>"Getting warm" answered Forsythia, giggling.</text:p>
          </table:table-cell>
        </table:table-row>
        <table:table-row table:style-name="ro4">
          <table:table-cell office:value-type="string">
            <text:p>SecondStory-cecilia_formicola-50da754d</text:p>
          </table:table-cell>
          <table:table-cell table:number-columns-repeated="2" office:value-type="string">
            <text:p>The fire, which just before was roaring high and glowing, gently lapped at the wooden logs, warm and enveloping, illuminating them all with a sweet, enchanting golden light.</text:p>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4">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7">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5">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5">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7">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7">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4">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5">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5">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5">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office:value-type="string">
            <text:p>&lt;i&gt;Home&lt;/i&gt;, by Val Fausto Lattanzio (he/they).</text:p>
          </table:table-cell>
        </table:table-row>
        <table:table-row table:style-name="ro2">
          <table:table-cell office:value-type="string">
            <text:p>ThirdStory-val_fausto_lattanzio-f7fd6b35</text:p>
          </table:table-cell>
          <table:table-cell table:number-columns-repeated="2" office:value-type="string">
            <text:p>I have lived in this house forever, even though I never chose it—it's the house my mother chose for me.</text:p>
          </table:table-cell>
        </table:table-row>
        <table:table-row table:style-name="ro2">
          <table:table-cell office:value-type="string">
            <text:p>ThirdStory-val_fausto_lattanzio-46e00e84</text:p>
          </table:table-cell>
          <table:table-cell table:number-columns-repeated="2" office:value-type="string">
            <text:p>The pink walls of my room have witnessed my childhood, then my adolescence, all the way to this moment.</text:p>
          </table:table-cell>
        </table:table-row>
        <table:table-row table:style-name="ro5">
          <table:table-cell office:value-type="string">
            <text:p>ThirdStory-val_fausto_lattanzio-6aee752b</text:p>
          </table:table-cell>
          <table:table-cell table:number-columns-repeated="2" office:value-type="string">
            <text:p>This is the right house for you, my mother says, and I lie down on the bed and stare at the ceiling while the man who says he loves me enters my body, pressing onto me dozens of blog posts and newspaper articles:</text:p>
          </table:table-cell>
        </table:table-row>
        <table:table-row table:style-name="ro1">
          <table:table-cell office:value-type="string">
            <text:p>ThirdStory-val_fausto_lattanzio-2136d6c2</text:p>
          </table:table-cell>
          <table:table-cell table:number-columns-repeated="2" office:value-type="string">
            <text:p>How to Put a Woman in Her Place,</text:p>
          </table:table-cell>
        </table:table-row>
        <table:table-row table:style-name="ro1">
          <table:table-cell office:value-type="string">
            <text:p>ThirdStory-val_fausto_lattanzio-61c7ead4</text:p>
          </table:table-cell>
          <table:table-cell table:number-columns-repeated="2" office:value-type="string">
            <text:p>Ten Steps to Drive Her Crazy,</text:p>
          </table:table-cell>
        </table:table-row>
        <table:table-row table:style-name="ro4">
          <table:table-cell office:value-type="string">
            <text:p>ThirdStory-val_fausto_lattanzio-6ca4546c</text:p>
          </table:table-cell>
          <table:table-cell table:number-columns-repeated="2" office:value-type="string">
            <text:p>Why Men Are Good at Dominating —because that’s what men who love women do, they get on top, and they push, and they pant into their faces.</text:p>
          </table:table-cell>
        </table:table-row>
        <table:table-row table:style-name="ro5">
          <table:table-cell office:value-type="string">
            <text:p>ThirdStory-val_fausto_lattanzio-1cf81676</text:p>
          </table:table-cell>
          <table:table-cell table:number-columns-repeated="2" office:value-type="string">
            <text:p>And so he enters me and asks if I like it, and my obedient voice answers Yes, yes, I like it, even though my body feels nothing, even though the rabid dog inside me thrashes, even though</text:p>
          </table:table-cell>
        </table:table-row>
        <table:table-row table:style-name="ro1">
          <table:table-cell office:value-type="string">
            <text:p>ThirdStory-val_fausto_lattanzio-c10b675d</text:p>
          </table:table-cell>
          <table:table-cell table:number-columns-repeated="2" office:value-type="string">
            <text:p>I</text:p>
          </table:table-cell>
        </table:table-row>
        <table:table-row table:style-name="ro1">
          <table:table-cell office:value-type="string">
            <text:p>ThirdStory-val_fausto_lattanzio-1b277eca</text:p>
          </table:table-cell>
          <table:table-cell table:number-columns-repeated="2" office:value-type="string">
            <text:p>want</text:p>
          </table:table-cell>
        </table:table-row>
        <table:table-row table:style-name="ro1">
          <table:table-cell office:value-type="string">
            <text:p>ThirdStory-val_fausto_lattanzio-474d16de</text:p>
          </table:table-cell>
          <table:table-cell table:number-columns-repeated="2" office:value-type="string">
            <text:p>to</text:p>
          </table:table-cell>
        </table:table-row>
        <table:table-row table:style-name="ro1">
          <table:table-cell office:value-type="string">
            <text:p>ThirdStory-val_fausto_lattanzio-b25dcbb0</text:p>
          </table:table-cell>
          <table:table-cell table:number-columns-repeated="2" office:value-type="string">
            <text:p>tear</text:p>
          </table:table-cell>
        </table:table-row>
        <table:table-row table:style-name="ro1">
          <table:table-cell office:value-type="string">
            <text:p>ThirdStory-val_fausto_lattanzio-0b650cae</text:p>
          </table:table-cell>
          <table:table-cell table:number-columns-repeated="2" office:value-type="string">
            <text:p>this</text:p>
          </table:table-cell>
        </table:table-row>
        <table:table-row table:style-name="ro1">
          <table:table-cell office:value-type="string">
            <text:p>ThirdStory-val_fausto_lattanzio-f3ea14c5</text:p>
          </table:table-cell>
          <table:table-cell table:number-columns-repeated="2" office:value-type="string">
            <text:p>man</text:p>
          </table:table-cell>
        </table:table-row>
        <table:table-row table:style-name="ro1">
          <table:table-cell office:value-type="string">
            <text:p>ThirdStory-val_fausto_lattanzio-f759d5c2</text:p>
          </table:table-cell>
          <table:table-cell table:number-columns-repeated="2" office:value-type="string">
            <text:p>open</text:p>
          </table:table-cell>
        </table:table-row>
        <table:table-row table:style-name="ro5">
          <table:table-cell office:value-type="string">
            <text:p>ThirdStory-val_fausto_lattanzio-6f461e44</text:p>
          </table:table-cell>
          <table:table-cell table:number-columns-repeated="2" office:value-type="string">
            <text:p>with spider legs, even though I want to slam my head against the wall until I no longer recognize it, even though I can only come when I lie on my bed and touch myself, without penetration, without him—now that,</text:p>
          </table:table-cell>
        </table:table-row>
        <table:table-row table:style-name="ro1">
          <table:table-cell office:value-type="string">
            <text:p>ThirdStory-val_fausto_lattanzio-190e8a19</text:p>
          </table:table-cell>
          <table:table-cell table:number-columns-repeated="2" office:value-type="string">
            <text:p>finally,</text:p>
          </table:table-cell>
        </table:table-row>
        <table:table-row table:style-name="ro7">
          <table:table-cell office:value-type="string">
            <text:p>ThirdStory-val_fausto_lattanzio-ea4faea2</text:p>
          </table:table-cell>
          <table:table-cell table:number-columns-repeated="2"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row>
        <table:table-row table:style-name="ro1">
          <table:table-cell office:value-type="string">
            <text:p>ThirdStory-val_fausto_lattanzio-eaa58bf1</text:p>
          </table:table-cell>
          <table:table-cell table:number-columns-repeated="2" office:value-type="string">
            <text:p>And my house is quiet now.</text:p>
          </table:table-cell>
        </table:table-row>
        <table:table-row table:style-name="ro2">
          <table:table-cell office:value-type="string">
            <text:p>ThirdStory-val_fausto_lattanzio-7b7416e3</text:p>
          </table:table-cell>
          <table:table-cell table:number-columns-repeated="2" office:value-type="string">
            <text:p>Its walls are drenched in colors I have never seen before, flung in strokes.</text:p>
          </table:table-cell>
        </table:table-row>
        <table:table-row table:style-name="ro1">
          <table:table-cell office:value-type="string">
            <text:p>ThirdStory-val_fausto_lattanzio-0c4eef89</text:p>
          </table:table-cell>
          <table:table-cell table:number-columns-repeated="2" office:value-type="string">
            <text:p>My body is the home I have chosen for myself.</text:p>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4">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7">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4">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5">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5">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4">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5">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4">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5">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4">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4">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5">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7">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5">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5">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4">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5">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4">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4">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4">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4">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5">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4">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4">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4">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4">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4">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table:number-columns-repeated="2" office:value-type="string">
            <text:p>zero</text:p>
          </table:table-cell>
        </table:table-row>
        <table:table-row table:style-name="ro1">
          <table:table-cell office:value-type="string">
            <text:p>LibaryManagement-number_translator-c107bf6c</text:p>
          </table:table-cell>
          <table:table-cell office:value-type="string">
            <text:p>un</text:p>
          </table:table-cell>
          <table:table-cell office:value-type="string">
            <text:p>one</text:p>
          </table:table-cell>
        </table:table-row>
        <table:table-row table:style-name="ro1">
          <table:table-cell office:value-type="string">
            <text:p>LibaryManagement-number_translator-baa7d346</text:p>
          </table:table-cell>
          <table:table-cell office:value-type="string">
            <text:p>due</text:p>
          </table:table-cell>
          <table:table-cell office:value-type="string">
            <text:p>two</text:p>
          </table:table-cell>
        </table:table-row>
        <table:table-row table:style-name="ro1">
          <table:table-cell office:value-type="string">
            <text:p>LibaryManagement-number_translator-c6310419</text:p>
          </table:table-cell>
          <table:table-cell office:value-type="string">
            <text:p>tre</text:p>
          </table:table-cell>
          <table:table-cell office:value-type="string">
            <text:p>three</text:p>
          </table:table-cell>
        </table:table-row>
        <table:table-row table:style-name="ro1">
          <table:table-cell office:value-type="string">
            <text:p>LibaryManagement-number_translator-8479d70f</text:p>
          </table:table-cell>
          <table:table-cell office:value-type="string">
            <text:p>quattro</text:p>
          </table:table-cell>
          <table:table-cell office:value-type="string">
            <text:p>four</text:p>
          </table:table-cell>
        </table:table-row>
        <table:table-row table:style-name="ro1">
          <table:table-cell office:value-type="string">
            <text:p>LibaryManagement-number_translator-9d453bc7</text:p>
          </table:table-cell>
          <table:table-cell office:value-type="string">
            <text:p>cinque</text:p>
          </table:table-cell>
          <table:table-cell office:value-type="string">
            <text:p>five</text:p>
          </table:table-cell>
        </table:table-row>
        <table:table-row table:style-name="ro1">
          <table:table-cell office:value-type="string">
            <text:p>LibaryManagement-number_translator-4e1520f0</text:p>
          </table:table-cell>
          <table:table-cell office:value-type="string">
            <text:p>sei</text:p>
          </table:table-cell>
          <table:table-cell office:value-type="string">
            <text:p>six</text:p>
          </table:table-cell>
        </table:table-row>
        <table:table-row table:style-name="ro1">
          <table:table-cell office:value-type="string">
            <text:p>LibaryManagement-number_translator-6324774e</text:p>
          </table:table-cell>
          <table:table-cell office:value-type="string">
            <text:p>sette</text:p>
          </table:table-cell>
          <table:table-cell office:value-type="string">
            <text:p>seven</text:p>
          </table:table-cell>
        </table:table-row>
        <table:table-row table:style-name="ro1">
          <table:table-cell office:value-type="string">
            <text:p>LibaryManagement-libro_libri-c280e863</text:p>
          </table:table-cell>
          <table:table-cell office:value-type="string">
            <text:p>racconto|racconti</text:p>
          </table:table-cell>
          <table:table-cell office:value-type="string">
            <text:p>story|stories</text:p>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rif!#rif!:b)-1" office:value-type="string" office:string-value="Err:508">
            <text:p>Err:508</text:p>
          </table:table-cell>
        </table:table-row>
        <table:table-row table:style-name="ro1">
          <table:table-cell office:value-type="string">
            <text:p>Translations present: </text:p>
          </table:table-cell>
          <table:table-cell table:formula="of:=COUNTA([$Translations.C#RIF!]#rif!#rif!:c)-1" office:value-type="string" office:string-value="Err:508">
            <text:p>Err:508</text:p>
          </table:table-cell>
        </table:table-row>
        <table:table-row table:style-name="ro1">
          <table:table-cell table:style-name="ce6" office:value-type="string">
            <text:p>Missing translations: </text:p>
          </table:table-cell>
          <table:table-cell table:style-name="ce8" table:formula="of:=[.B1]-[.B2]" office:value-type="float" office:value="0">
            <text:p>Err:50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5.35.3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5:35:38.27</dc:date>
    <meta:editing-duration>PT1H38M12S</meta:editing-duration>
    <meta:editing-cycles>26</meta:editing-cycles>
    <meta:generator>OpenOffice/4.1.15$Win32 OpenOffice.org_project/4115m2$Build-9813</meta:generator>
    <dc:creator>Marco Spelgatti</dc:creator>
    <meta:document-statistic meta:table-count="2" meta:cell-count="8602" meta:object-count="0"/>
  </office:meta>
</office:document-meta>
</file>